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ourier New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4"/>
        <table:table-row table:style-name="ro1">
          <table:table-cell office:value-type="float" office:value="566">
            <text:p>566</text:p>
          </table:table-cell>
          <table:table-cell office:value-type="string">
            <text:p><text:a xlink:href="https://projecteuler.net/problem=566">Cake Icing Puzzle</text:a>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<text:a xlink:href="https://projecteuler.net/problem=559">Permuted Matrices</text:a>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<text:a xlink:href="https://projecteuler.net/problem=483">Repeated permutation</text:a>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<text:a xlink:href="https://projecteuler.net/problem=478">Mixtures</text:a>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<text:a xlink:href="https://projecteuler.net/problem=495">Writing n as the product of k distinct positive integers</text:a>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<text:a xlink:href="https://projecteuler.net/problem=541">Divisibility of Harmonic Number Denominators</text:a>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<text:a xlink:href="https://projecteuler.net/problem=562">Maximal perimeter</text:a>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<text:a xlink:href="https://projecteuler.net/problem=489">Common factors between two sequences</text:a>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<text:a xlink:href="https://projecteuler.net/problem=494">Collatz prefix families</text:a>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<text:a xlink:href="https://projecteuler.net/problem=544">Chromatic Conundrum</text:a>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<text:a xlink:href="https://projecteuler.net/problem=556">Squarefree Gaussian Integers</text:a>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<text:a xlink:href="https://projecteuler.net/problem=529">10-substrings</text:a>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<text:a xlink:href="https://projecteuler.net/problem=554">Centaurs on a chess board</text:a>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<text:a xlink:href="https://projecteuler.net/problem=553">Power sets of power sets</text:a>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<text:a xlink:href="https://projecteuler.net/problem=514">Geoboard Shapes</text:a>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<text:a xlink:href="https://projecteuler.net/problem=450">Hypocycloid and Lattice points</text:a>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<text:a xlink:href="https://projecteuler.net/problem=546">The Floor's Revenge</text:a>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<text:a xlink:href="https://projecteuler.net/problem=507">Shortest Lattice Vector</text:a>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<text:a xlink:href="https://projecteuler.net/problem=505">Bidirectional Recurrence</text:a>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<text:a xlink:href="https://projecteuler.net/problem=547">Distance of random points within hollow square laminae</text:a>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<text:a xlink:href="https://projecteuler.net/problem=542">Geometric Progression with Maximum Sum</text:a>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<text:a xlink:href="https://projecteuler.net/problem=471">Triangle inscribed in ellipse</text:a>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<text:a xlink:href="https://projecteuler.net/problem=482">The incenter of a triangle</text:a>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<text:a xlink:href="https://projecteuler.net/problem=524">First Sort II</text:a>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<text:a xlink:href="https://projecteuler.net/problem=568">Reciprocal games II</text:a>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<text:a xlink:href="https://projecteuler.net/problem=567">Reciprocal games I</text:a>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<text:a xlink:href="https://projecteuler.net/problem=465">Polar polygons</text:a>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<text:a xlink:href="https://projecteuler.net/problem=484">Arithmetic Derivative</text:a>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<text:a xlink:href="https://projecteuler.net/problem=508">Integers in base i-1</text:a>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<text:a xlink:href="https://projecteuler.net/problem=470">Super Ramvok</text:a>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<text:a xlink:href="https://projecteuler.net/problem=558">Irrational base</text:a>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<text:a xlink:href="https://projecteuler.net/problem=453">Lattice Quadrilaterals</text:a>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<text:a xlink:href="https://projecteuler.net/problem=560">Coprime Nim</text:a>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<text:a xlink:href="https://projecteuler.net/problem=490">Jumping frog</text:a>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<text:a xlink:href="https://projecteuler.net/problem=564">Maximal polygons</text:a>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<text:a xlink:href="https://projecteuler.net/problem=488">Unbalanced Nim</text:a>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<text:a xlink:href="https://projecteuler.net/problem=459">Flipping game</text:a>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<text:a xlink:href="https://projecteuler.net/problem=481">Chef Showdown</text:a>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<text:a xlink:href="https://projecteuler.net/problem=428">Necklace of circles</text:a>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<text:a xlink:href="https://projecteuler.net/problem=502">Counting Castles</text:a>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<text:a xlink:href="https://projecteuler.net/problem=447">Retractions C</text:a>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<text:a xlink:href="https://projecteuler.net/problem=522">Hilbert's Blackout</text:a>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<text:a xlink:href="https://projecteuler.net/problem=486">Palindrome-containing strings</text:a>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<text:a xlink:href="https://projecteuler.net/problem=468">Smooth divisors of binomial coefficients</text:a>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<text:a xlink:href="https://projecteuler.net/problem=477">Number Sequence Game</text:a>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<text:a xlink:href="https://projecteuler.net/problem=426">Box-ball system</text:a>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<text:a xlink:href="https://projecteuler.net/problem=550">Divisor game</text:a>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<text:a xlink:href="https://projecteuler.net/problem=528">Constrained Sums</text:a>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<text:a xlink:href="https://projecteuler.net/problem=563">Robot Welders</text:a>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<text:a xlink:href="https://projecteuler.net/problem=472">Comfortable Distance II</text:a>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<text:a xlink:href="https://projecteuler.net/problem=499">St. Petersburg Lottery</text:a>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<text:a xlink:href="https://projecteuler.net/problem=422">Sequence of points on a hyperbola</text:a>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<text:a xlink:href="https://projecteuler.net/problem=427">n-sequences</text:a>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<text:a xlink:href="https://projecteuler.net/problem=536">Modulo power identity</text:a>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table:style-name="ce2" office:value-type="float" office:value="397">
            <text:p>397</text:p>
          </table:table-cell>
          <table:table-cell table:style-name="ce2" office:value-type="string">
            <text:p><text:a xlink:href="https://projecteuler.net/problem=397">Triangle on parabola</text:a>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<text:a xlink:href="https://projecteuler.net/problem=410">Circle and tangent line</text:a>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<text:a xlink:href="https://projecteuler.net/problem=557">Cutting triangles</text:a>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<text:a xlink:href="https://projecteuler.net/problem=464">Möbius function and intervals</text:a>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<text:a xlink:href="https://projecteuler.net/problem=438">Integer part of polynomial equation's solutions</text:a>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<text:a xlink:href="https://projecteuler.net/problem=444">The Roundtable Lottery</text:a>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<text:a xlink:href="https://projecteuler.net/problem=496">Incenter and circumcenter of triangle</text:a>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<text:a xlink:href="https://projecteuler.net/problem=416">A frog's trip</text:a>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<text:a xlink:href="https://projecteuler.net/problem=466">Distinct terms in a multiplication table</text:a>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<text:a xlink:href="https://projecteuler.net/problem=414">Kaprekar constant</text:a>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<text:a xlink:href="https://projecteuler.net/problem=532">Nanobots on Geodesics</text:a>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table:style-name="ce2" office:value-type="float" office:value="376">
            <text:p>376</text:p>
          </table:table-cell>
          <table:table-cell table:style-name="ce2" office:value-type="string">
            <text:p><text:a xlink:href="https://projecteuler.net/problem=376">Nontransitive sets of dice</text:a>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<text:a xlink:href="https://projecteuler.net/problem=462">Permutation of 3-smooth numbers</text:a>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<text:a xlink:href="https://projecteuler.net/problem=535">Fractal Sequence</text:a>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<text:a xlink:href="https://projecteuler.net/problem=439">Sum of sum of divisors</text:a>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<text:a xlink:href="https://projecteuler.net/problem=513">Integral median</text:a>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<text:a xlink:href="https://projecteuler.net/problem=415">Titanic sets</text:a>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table:style-name="ce2" office:value-type="float" office:value="385">
            <text:p>385</text:p>
          </table:table-cell>
          <table:table-cell table:style-name="ce2" office:value-type="string">
            <text:p><text:a xlink:href="https://projecteuler.net/problem=385">Ellipses inside triangles</text:a>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<text:a xlink:href="https://projecteuler.net/problem=448">Average least common multiple</text:a>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table:style-name="ce2" office:value-type="float" office:value="391">
            <text:p>391</text:p>
          </table:table-cell>
          <table:table-cell table:style-name="ce2" office:value-type="string">
            <text:p><text:a xlink:href="https://projecteuler.net/problem=391">Hopping Game</text:a>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<text:a xlink:href="https://projecteuler.net/problem=534">Weak Queens</text:a>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<text:a xlink:href="https://projecteuler.net/problem=492">Exploding sequence</text:a>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<text:a xlink:href="https://projecteuler.net/problem=526">Largest prime factors of consecutive numbers</text:a>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<text:a xlink:href="https://projecteuler.net/problem=446">Retractions B</text:a>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<text:a xlink:href="https://projecteuler.net/problem=533">Minimum values of the Carmichael function</text:a>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<text:a xlink:href="https://projecteuler.net/problem=538">Maximum quadrilaterals</text:a>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<text:a xlink:href="https://projecteuler.net/problem=569">Prime Mountain Range</text:a>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<text:a xlink:href="https://projecteuler.net/problem=344">Silver dollar game</text:a>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<text:a xlink:href="https://projecteuler.net/problem=503">Compromise or persist</text:a>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<text:a xlink:href="https://projecteuler.net/problem=530">GCD of Divisors</text:a>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table:style-name="ce2" office:value-type="float" office:value="361">
            <text:p>361</text:p>
          </table:table-cell>
          <table:table-cell table:style-name="ce2" office:value-type="string">
            <text:p><text:a xlink:href="https://projecteuler.net/problem=361">Subsequence of Thue-Morse sequence</text:a>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<text:a xlink:href="https://projecteuler.net/problem=440">GCD and Tiling</text:a>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<text:a xlink:href="https://projecteuler.net/problem=445">Retractions A</text:a>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<text:a xlink:href="https://projecteuler.net/problem=519">Tricolored Coin Fountains</text:a>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<text:a xlink:href="https://projecteuler.net/problem=404">Crisscross Ellipses</text:a>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<text:a xlink:href="https://projecteuler.net/problem=460">An ant on the move</text:a>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<text:a xlink:href="https://projecteuler.net/problem=441">The inverse summation of coprime couples</text:a>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<text:a xlink:href="https://projecteuler.net/problem=552">Chinese leftovers II</text:a>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<text:a xlink:href="https://projecteuler.net/problem=434">Rigid graphs</text:a>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<text:a xlink:href="https://projecteuler.net/problem=474">Last digits of divisors</text:a>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<text:a xlink:href="https://projecteuler.net/problem=551">Sum of digits sequence</text:a>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<text:a xlink:href="https://projecteuler.net/problem=338">Cutting Rectangular Grid Paper</text:a>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table:style-name="ce2" office:value-type="float" office:value="382">
            <text:p>382</text:p>
          </table:table-cell>
          <table:table-cell table:style-name="ce2" office:value-type="string">
            <text:p><text:a xlink:href="https://projecteuler.net/problem=382">Generating polygons</text:a>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<text:a xlink:href="https://projecteuler.net/problem=403">Lattice points enclosed by parabola and line</text:a>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<text:a xlink:href="https://projecteuler.net/problem=424">Kakuro</text:a>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table:style-name="ce2" office:value-type="float" office:value="373">
            <text:p>373</text:p>
          </table:table-cell>
          <table:table-cell table:style-name="ce2" office:value-type="string">
            <text:p><text:a xlink:href="https://projecteuler.net/problem=373">Circumscribed Circles</text:a>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table:style-name="ce2" office:value-type="float" office:value="384">
            <text:p>384</text:p>
          </table:table-cell>
          <table:table-cell table:style-name="ce2" office:value-type="string">
            <text:p><text:a xlink:href="https://projecteuler.net/problem=384">Rudin-Shapiro sequence</text:a>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<text:a xlink:href="https://projecteuler.net/problem=511">Sequences with nice divisibility properties</text:a>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<text:a xlink:href="https://projecteuler.net/problem=406">Guessing Game</text:a>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<text:a xlink:href="https://projecteuler.net/problem=331">Cross flips</text:a>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table:style-name="ce2" office:value-type="float" office:value="398">
            <text:p>398</text:p>
          </table:table-cell>
          <table:table-cell table:style-name="ce2" office:value-type="string">
            <text:p><text:a xlink:href="https://projecteuler.net/problem=398">Cutting rope</text:a>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<text:a xlink:href="https://projecteuler.net/problem=520">Simbers</text:a>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<text:a xlink:href="https://projecteuler.net/problem=475">Music festival</text:a>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<text:a xlink:href="https://projecteuler.net/problem=413">One-child Numbers</text:a>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<text:a xlink:href="https://projecteuler.net/problem=402">Integer-valued polynomials</text:a>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<text:a xlink:href="https://projecteuler.net/problem=442">Eleven-free integers</text:a>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<text:a xlink:href="https://projecteuler.net/problem=545">Faulhaber's Formulas</text:a>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<text:a xlink:href="https://projecteuler.net/problem=328">Lowest-cost Search</text:a>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<text:a xlink:href="https://projecteuler.net/problem=467">Superinteger</text:a>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<text:a xlink:href="https://projecteuler.net/problem=319">Bounded Sequences</text:a>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<text:a xlink:href="https://projecteuler.net/problem=420">2x2 positive integer matrix</text:a>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<text:a xlink:href="https://projecteuler.net/problem=476">Circle Packing II</text:a>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table:style-name="ce2" office:value-type="float" office:value="354">
            <text:p>354</text:p>
          </table:table-cell>
          <table:table-cell table:style-name="ce2" office:value-type="string">
            <text:p><text:a xlink:href="https://projecteuler.net/problem=354">Distances in a bee's honeycomb</text:a>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<text:a xlink:href="https://projecteuler.net/problem=432">Totient sum</text:a>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<text:a xlink:href="https://projecteuler.net/problem=456">Triangles containing the origin II</text:a>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<text:a xlink:href="https://projecteuler.net/problem=423">Consecutive die throws</text:a>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<text:a xlink:href="https://projecteuler.net/problem=436">Unfair wager</text:a>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<text:a xlink:href="https://projecteuler.net/problem=515">Dissonant Numbers</text:a>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<text:a xlink:href="https://projecteuler.net/problem=525">Rolling Ellipse</text:a>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<text:a xlink:href="https://projecteuler.net/problem=498">Remainder of polynomial division</text:a>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table:style-name="ce2" office:value-type="float" office:value="372">
            <text:p>372</text:p>
          </table:table-cell>
          <table:table-cell table:style-name="ce2" office:value-type="string">
            <text:p><text:a xlink:href="https://projecteuler.net/problem=372">Pencils of rays</text:a>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<text:a xlink:href="https://projecteuler.net/problem=497">Drunken Tower of Hanoi</text:a>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<text:a xlink:href="https://projecteuler.net/problem=548">Gozinta Chains</text:a>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<text:a xlink:href="https://projecteuler.net/problem=537">Counting tuples</text:a>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<text:a xlink:href="https://projecteuler.net/problem=517">A real recursion</text:a>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<text:a xlink:href="https://projecteuler.net/problem=409">Nim Extreme</text:a>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<text:a xlink:href="https://projecteuler.net/problem=454">Diophantine reciprocals III</text:a>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<text:a xlink:href="https://projecteuler.net/problem=565">Divisibility of sum of divisors</text:a>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<text:a xlink:href="https://projecteuler.net/problem=540">Counting primitive Pythagorean triples</text:a>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<text:a xlink:href="https://projecteuler.net/problem=412">Gnomon numbering</text:a>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<text:a xlink:href="https://projecteuler.net/problem=433">Steps in Euclid's algorithm</text:a>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<text:a xlink:href="https://projecteuler.net/problem=311">Biclinic Integral Quadrilaterals</text:a>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table:style-name="ce2" office:value-type="float" office:value="400">
            <text:p>400</text:p>
          </table:table-cell>
          <table:table-cell table:style-name="ce2" office:value-type="string">
            <text:p><text:a xlink:href="https://projecteuler.net/problem=400">Fibonacci tree game</text:a>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<text:a xlink:href="https://projecteuler.net/problem=322">Binomial coefficients divisible by 10</text:a>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<text:a xlink:href="https://projecteuler.net/problem=334">Spilling the beans</text:a>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<text:a xlink:href="https://projecteuler.net/problem=350">Constraining the least greatest and the greatest least</text:a>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table:style-name="ce2" office:value-type="float" office:value="353">
            <text:p>353</text:p>
          </table:table-cell>
          <table:table-cell table:style-name="ce2" office:value-type="string">
            <text:p><text:a xlink:href="https://projecteuler.net/problem=353">Risky moon</text:a>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table:style-name="ce2" office:value-type="float" office:value="362">
            <text:p>362</text:p>
          </table:table-cell>
          <table:table-cell table:style-name="ce2" office:value-type="string">
            <text:p><text:a xlink:href="https://projecteuler.net/problem=362">Squarefree factors</text:a>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<text:a xlink:href="https://projecteuler.net/problem=509">Divisor Nim</text:a>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table:style-name="ce2" office:value-type="float" office:value="369">
            <text:p>369</text:p>
          </table:table-cell>
          <table:table-cell table:style-name="ce2" office:value-type="string">
            <text:p><text:a xlink:href="https://projecteuler.net/problem=369">Badugi</text:a>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<text:a xlink:href="https://projecteuler.net/problem=419">Look and say sequence</text:a>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table:style-name="ce2" office:value-type="float" office:value="379">
            <text:p>379</text:p>
          </table:table-cell>
          <table:table-cell table:style-name="ce2" office:value-type="string">
            <text:p><text:a xlink:href="https://projecteuler.net/problem=379">Least common multiple count</text:a>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table:style-name="ce2" office:value-type="float" office:value="367">
            <text:p>367</text:p>
          </table:table-cell>
          <table:table-cell table:style-name="ce2" office:value-type="string">
            <text:p><text:a xlink:href="https://projecteuler.net/problem=367">Bozo sort</text:a>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<text:a xlink:href="https://projecteuler.net/problem=295">Lenticular holes</text:a>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<text:a xlink:href="https://projecteuler.net/problem=337">Totient Stairstep Sequences</text:a>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<text:a xlink:href="https://projecteuler.net/problem=289">Eulerian Cycles</text:a>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<text:a xlink:href="https://projecteuler.net/problem=335">Gathering the beans</text:a>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table:style-name="ce2" office:value-type="float" office:value="383">
            <text:p>383</text:p>
          </table:table-cell>
          <table:table-cell table:style-name="ce2" office:value-type="string">
            <text:p><text:a xlink:href="https://projecteuler.net/problem=383">Divisibility comparison between factorials</text:a>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<text:a xlink:href="https://projecteuler.net/problem=480">The Last Question</text:a>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<text:a xlink:href="https://projecteuler.net/problem=543">Prime-Sum Numbers</text:a>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<text:a xlink:href="https://projecteuler.net/problem=452">Long Products</text:a>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<text:a xlink:href="https://projecteuler.net/problem=555">McCarthy 91 function</text:a>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table:style-name="ce2" office:value-type="float" office:value="380">
            <text:p>380</text:p>
          </table:table-cell>
          <table:table-cell table:style-name="ce2" office:value-type="string">
            <text:p><text:a xlink:href="https://projecteuler.net/problem=380">Amazing Mazes!</text:a></text:p>
          </table:table-cell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<text:a xlink:href="https://projecteuler.net/problem=330">Euler's Number</text:a>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table:style-name="ce2" office:value-type="float" office:value="355">
            <text:p>355</text:p>
          </table:table-cell>
          <table:table-cell table:style-name="ce2" office:value-type="string">
            <text:p><text:a xlink:href="https://projecteuler.net/problem=355">Maximal coprime subset</text:a>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<text:a xlink:href="https://projecteuler.net/problem=314">The Mouse on the Moon</text:a>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<text:a xlink:href="https://projecteuler.net/problem=326">Modulo Summations</text:a>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table:style-name="ce2" office:value-type="float" office:value="370">
            <text:p>370</text:p>
          </table:table-cell>
          <table:table-cell table:style-name="ce2" office:value-type="string">
            <text:p><text:a xlink:href="https://projecteuler.net/problem=370">Geometric triangles</text:a>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table:style-name="ce2" office:value-type="float" office:value="394">
            <text:p>394</text:p>
          </table:table-cell>
          <table:table-cell table:style-name="ce2" office:value-type="string">
            <text:p><text:a xlink:href="https://projecteuler.net/problem=394">Eating pie</text:a>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<text:a xlink:href="https://projecteuler.net/problem=561">Divisor Pairs</text:a>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table:style-name="ce2" office:value-type="float" office:value="356">
            <text:p>356</text:p>
          </table:table-cell>
          <table:table-cell table:style-name="ce2" office:value-type="string">
            <text:p><text:a xlink:href="https://projecteuler.net/problem=356">Largest roots of cubic polynomials</text:a>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<text:a xlink:href="https://projecteuler.net/problem=487">Sums of power sums</text:a>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<text:a xlink:href="https://projecteuler.net/problem=408">Admissible paths through a grid</text:a>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style-name="ce2" office:value-type="float" office:value="388">
            <text:p>388</text:p>
          </table:table-cell>
          <table:table-cell table:style-name="ce2" office:value-type="string">
            <text:p><text:a xlink:href="https://projecteuler.net/problem=388">Distinct Lines</text:a>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<text:a xlink:href="https://projecteuler.net/problem=339">Peredur fab Efrawg</text:a>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<text:a xlink:href="https://projecteuler.net/problem=421">Prime factors of n15+1</text:a>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<text:a xlink:href="https://projecteuler.net/problem=405">A rectangular tiling</text:a>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<text:a xlink:href="https://projecteuler.net/problem=411">Uphill paths</text:a>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table:style-name="ce2" office:value-type="float" office:value="368">
            <text:p>368</text:p>
          </table:table-cell>
          <table:table-cell table:style-name="ce2" office:value-type="string">
            <text:p><text:a xlink:href="https://projecteuler.net/problem=368">A Kempner-like series</text:a>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table:style-name="ce2" office:value-type="float" office:value="399">
            <text:p>399</text:p>
          </table:table-cell>
          <table:table-cell table:style-name="ce2" office:value-type="string">
            <text:p><text:a xlink:href="https://projecteuler.net/problem=399">Squarefree Fibonacci Numbers</text:a>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<text:a xlink:href="https://projecteuler.net/problem=431">Square Space Silo</text:a>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<text:a xlink:href="https://projecteuler.net/problem=332">Spherical triangles</text:a>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<text:a xlink:href="https://projecteuler.net/problem=527">Randomized Binary Search</text:a>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<text:a xlink:href="https://projecteuler.net/problem=325">Stone Game II</text:a></text:p>
          </table:table-cell>
          <table:table-cell office:value-type="float" office:value="409">
            <text:p>409</text:p>
          </table:table-cell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<text:a xlink:href="https://projecteuler.net/problem=264">Triangle Centres</text:a></text:p>
          </table:table-cell>
          <table:table-cell table:style-name="ce5" office:value-type="float" office:value="410">
            <text:p>410</text:p>
          </table:table-cell>
        </table:table-row>
        <table:table-row table:style-name="ro1">
          <table:table-cell table:style-name="ce2" office:value-type="float" office:value="352">
            <text:p>352</text:p>
          </table:table-cell>
          <table:table-cell table:style-name="ce2" office:value-type="string">
            <text:p><text:a xlink:href="https://projecteuler.net/problem=352">Blood tests</text:a>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<text:a xlink:href="https://projecteuler.net/problem=296">Angular Bisector and Tangent</text:a>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<text:a xlink:href="https://projecteuler.net/problem=292">Pythagorean Polygons</text:a>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table:style-name="ce2" office:value-type="float" office:value="366">
            <text:p>366</text:p>
          </table:table-cell>
          <table:table-cell table:style-name="ce2" office:value-type="string">
            <text:p><text:a xlink:href="https://projecteuler.net/problem=366">Stone Game III</text:a>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<text:a xlink:href="https://projecteuler.net/problem=455">Powers With Trailing Digits</text:a>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table:style-name="ce2" office:value-type="float" office:value="396">
            <text:p>396</text:p>
          </table:table-cell>
          <table:table-cell table:style-name="ce2" office:value-type="string">
            <text:p><text:a xlink:href="https://projecteuler.net/problem=396">Weak Goodstein sequence</text:a>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table:style-name="ce2" office:value-type="float" office:value="390">
            <text:p>390</text:p>
          </table:table-cell>
          <table:table-cell table:style-name="ce2" office:value-type="string">
            <text:p><text:a xlink:href="https://projecteuler.net/problem=390">Triangles with non rational sides and integral area</text:a>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table:style-name="ce2" office:value-type="float" office:value="360">
            <text:p>360</text:p>
          </table:table-cell>
          <table:table-cell table:style-name="ce2" office:value-type="string">
            <text:p><text:a xlink:href="https://projecteuler.net/problem=360">Scary Sphere</text:a>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<text:a xlink:href="https://projecteuler.net/problem=418">Factorisation triples</text:a></text:p>
          </table:table-cell>
          <table:table-cell office:value-type="float" office:value="438">
            <text:p>438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<text:a xlink:href="https://projecteuler.net/problem=275">Balanced Sculptures</text:a></text:p>
          </table:table-cell>
          <table:table-cell table:style-name="ce5" office:value-type="float" office:value="441">
            <text:p>441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<text:a xlink:href="https://projecteuler.net/problem=521">Smallest prime factor</text:a>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<text:a xlink:href="https://projecteuler.net/problem=305">Reflexive Position</text:a>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table:style-name="ce2" office:value-type="float" office:value="392">
            <text:p>392</text:p>
          </table:table-cell>
          <table:table-cell table:style-name="ce2" office:value-type="string">
            <text:p><text:a xlink:href="https://projecteuler.net/problem=392">Enmeshed unit circle</text:a>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<text:a xlink:href="https://projecteuler.net/problem=469">Empty chairs</text:a>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<text:a xlink:href="https://projecteuler.net/problem=299">Three similar triangles</text:a>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table:style-name="ce2" office:value-type="float" office:value="374">
            <text:p>374</text:p>
          </table:table-cell>
          <table:table-cell table:style-name="ce2" office:value-type="string">
            <text:p><text:a xlink:href="https://projecteuler.net/problem=374">Maximum Integer Partition Product</text:a>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<text:a xlink:href="https://projecteuler.net/problem=316">Numbers in decimal expansions</text:a>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<text:a xlink:href="https://projecteuler.net/problem=539">Odd elimination</text:a>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<text:a xlink:href="https://projecteuler.net/problem=324">Building a tower</text:a>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table:style-name="ce2" office:value-type="float" office:value="364">
            <text:p>364</text:p>
          </table:table-cell>
          <table:table-cell table:style-name="ce2" office:value-type="string">
            <text:p><text:a xlink:href="https://projecteuler.net/problem=364">Comfortable distance</text:a>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<text:a xlink:href="https://projecteuler.net/problem=457">A polynomial modulo the square of a prime</text:a>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<text:a xlink:href="https://projecteuler.net/problem=473">Phigital number base</text:a></text:p>
          </table:table-cell>
          <table:table-cell office:value-type="float" office:value="464">
            <text:p>464</text:p>
          </table:table-cell>
        </table:table-row>
        <table:table-row table:style-name="ro1">
          <table:table-cell table:style-name="ce2" office:value-type="float" office:value="395">
            <text:p>395</text:p>
          </table:table-cell>
          <table:table-cell table:style-name="ce2" office:value-type="string">
            <text:p><text:a xlink:href="https://projecteuler.net/problem=395">Pythagorean tree</text:a>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table:style-name="ce2" office:value-type="float" office:value="377">
            <text:p>377</text:p>
          </table:table-cell>
          <table:table-cell table:style-name="ce2" office:value-type="string">
            <text:p><text:a xlink:href="https://projecteuler.net/problem=377">Sum of digits, experience 13</text:a>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<text:a xlink:href="https://projecteuler.net/problem=437">Fibonacci primitive roots</text:a></text:p>
          </table:table-cell>
          <table:table-cell office:value-type="float" office:value="470">
            <text:p>470</text:p>
          </table:table-cell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<text:a xlink:href="https://projecteuler.net/problem=261">Pivotal Square Sums</text:a></text:p>
          </table:table-cell>
          <table:table-cell table:style-name="ce5" office:value-type="float" office:value="472">
            <text:p>472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<text:a xlink:href="https://projecteuler.net/problem=283">Integer sided triangles for which the area/perimeter ratio is integral</text:a></text:p>
          </table:table-cell>
          <table:table-cell office:value-type="float" office:value="475">
            <text:p>475</text:p>
          </table:table-cell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<text:a xlink:href="https://projecteuler.net/problem=257">Angular Bisectors</text:a></text:p>
          </table:table-cell>
          <table:table-cell table:style-name="ce5" office:value-type="float" office:value="477">
            <text:p>477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<text:a xlink:href="https://projecteuler.net/problem=270">Cutting Squares</text:a></text:p>
          </table:table-cell>
          <table:table-cell table:style-name="ce5" office:value-type="float" office:value="477">
            <text:p>47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<text:a xlink:href="https://projecteuler.net/problem=298">Selective Amnesia</text:a>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<text:a xlink:href="https://projecteuler.net/problem=279">Triangles with integral sides and an integral angle</text:a></text:p>
          </table:table-cell>
          <table:table-cell office:value-type="float" office:value="488">
            <text:p>488</text:p>
          </table:table-cell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<text:a xlink:href="https://projecteuler.net/problem=269">Polynomials with at least one integer root</text:a></text:p>
          </table:table-cell>
          <table:table-cell table:style-name="ce5" office:value-type="float" office:value="492">
            <text:p>492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<text:a xlink:href="https://projecteuler.net/problem=458">Permutations of Project</text:a>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table:style-name="ce2" office:value-type="float" office:value="386">
            <text:p>386</text:p>
          </table:table-cell>
          <table:table-cell table:style-name="ce2" office:value-type="string">
            <text:p><text:a xlink:href="https://projecteuler.net/problem=386">Maximum length of an antichain</text:a>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table:style-name="ce2" office:value-type="float" office:value="393">
            <text:p>393</text:p>
          </table:table-cell>
          <table:table-cell table:style-name="ce2" office:value-type="string">
            <text:p><text:a xlink:href="https://projecteuler.net/problem=393">Migrating ants</text:a>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<text:a xlink:href="https://projecteuler.net/problem=523">First Sort I</text:a>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<text:a xlink:href="https://projecteuler.net/problem=506">Clock sequence</text:a></text:p>
          </table:table-cell>
          <table:table-cell office:value-type="float" office:value="511">
            <text:p>511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<text:a xlink:href="https://projecteuler.net/problem=262">Mountain Range</text:a></text:p>
          </table:table-cell>
          <table:table-cell table:style-name="ce5" office:value-type="float" office:value="515">
            <text:p>515</text:p>
          </table:table-cell>
        </table:table-row>
        <table:table-row table:style-name="ro1">
          <table:table-cell table:style-name="ce2" office:value-type="float" office:value="378">
            <text:p>378</text:p>
          </table:table-cell>
          <table:table-cell table:style-name="ce2" office:value-type="string">
            <text:p><text:a xlink:href="https://projecteuler.net/problem=378">Triangle Triples</text:a></text:p>
          </table:table-cell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<text:a xlink:href="https://projecteuler.net/problem=302">Strong Achilles Numbers</text:a></text:p>
          </table:table-cell>
          <table:table-cell office:value-type="float" office:value="524">
            <text:p>524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<text:a xlink:href="https://projecteuler.net/problem=256">Tatami-Free Rooms</text:a></text:p>
          </table:table-cell>
          <table:table-cell table:style-name="ce5" office:value-type="float" office:value="528">
            <text:p>528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<text:a xlink:href="https://projecteuler.net/problem=417">Reciprocal cycles II</text:a>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<text:a xlink:href="https://projecteuler.net/problem=309">Integer Ladders</text:a></text:p>
          </table:table-cell>
          <table:table-cell office:value-type="float" office:value="535">
            <text:p>53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<text:a xlink:href="https://projecteuler.net/problem=308">An amazing Prime-generating Automaton</text:a>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<text:a xlink:href="https://projecteuler.net/problem=531">Chinese leftovers</text:a>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<text:a xlink:href="https://projecteuler.net/problem=430">Range flips</text:a>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<text:a xlink:href="https://projecteuler.net/problem=449">Chocolate covered candy</text:a>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<text:a xlink:href="https://projecteuler.net/problem=342">The totient of a square is a cube</text:a></text:p>
          </table:table-cell>
          <table:table-cell office:value-type="float" office:value="565">
            <text:p>565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<text:a xlink:href="https://projecteuler.net/problem=246">Tangents to an ellipse</text:a></text:p>
          </table:table-cell>
          <table:table-cell table:style-name="ce5" office:value-type="float" office:value="574">
            <text:p>574</text:p>
          </table:table-cell>
        </table:table-row>
        <table:table-row table:style-name="ro1">
          <table:table-cell table:style-name="ce2" office:value-type="float" office:value="375">
            <text:p>375</text:p>
          </table:table-cell>
          <table:table-cell table:style-name="ce2" office:value-type="string">
            <text:p><text:a xlink:href="https://projecteuler.net/problem=375">Minimum of subsequences</text:a></text:p>
          </table:table-cell>
          <table:table-cell office:value-type="float" office:value="581">
            <text:p>581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<text:a xlink:href="https://projecteuler.net/problem=245">Coresilience</text:a></text:p>
          </table:table-cell>
          <table:table-cell table:style-name="ce5" office:value-type="float" office:value="587">
            <text:p>587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<text:a xlink:href="https://projecteuler.net/problem=312">Cyclic paths on Sierpiński graphs</text:a></text:p>
          </table:table-cell>
          <table:table-cell office:value-type="float" office:value="587">
            <text:p>587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<text:a xlink:href="https://projecteuler.net/problem=320">Factorials divisible by a huge integer</text:a></text:p>
          </table:table-cell>
          <table:table-cell office:value-type="float" office:value="594">
            <text:p>594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<text:a xlink:href="https://projecteuler.net/problem=510">Tangent Circles</text:a></text:p>
          </table:table-cell>
          <table:table-cell office:value-type="float" office:value="609">
            <text:p>609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<text:a xlink:href="https://projecteuler.net/problem=252">Convex Holes</text:a></text:p>
          </table:table-cell>
          <table:table-cell table:style-name="ce5" office:value-type="float" office:value="611">
            <text:p>611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<text:a xlink:href="https://projecteuler.net/problem=318">2011 nines</text:a></text:p>
          </table:table-cell>
          <table:table-cell office:value-type="float" office:value="614">
            <text:p>614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<text:a xlink:href="https://projecteuler.net/problem=435">Polynomials of Fibonacci numbers</text:a>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<text:a xlink:href="https://projecteuler.net/problem=294">Sum of digits - experience #23</text:a></text:p>
          </table:table-cell>
          <table:table-cell office:value-type="float" office:value="621">
            <text:p>621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<text:a xlink:href="https://projecteuler.net/problem=241">Perfection Quotients</text:a></text:p>
          </table:table-cell>
          <table:table-cell table:style-name="ce5" office:value-type="float" office:value="631">
            <text:p>631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<text:a xlink:href="https://projecteuler.net/problem=341">Golomb's self-describing sequence</text:a></text:p>
          </table:table-cell>
          <table:table-cell office:value-type="float" office:value="634">
            <text:p>634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<text:a xlink:href="https://projecteuler.net/problem=281">Pizza Toppings</text:a></text:p>
          </table:table-cell>
          <table:table-cell office:value-type="float" office:value="636">
            <text:p>636</text:p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<text:a xlink:href="https://projecteuler.net/problem=272">Modular Cubes, part 2</text:a></text:p>
          </table:table-cell>
          <table:table-cell table:style-name="ce5" office:value-type="float" office:value="647">
            <text:p>64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<text:a xlink:href="https://projecteuler.net/problem=463">A weird recurrence relation</text:a></text:p>
          </table:table-cell>
          <table:table-cell office:value-type="float" office:value="647">
            <text:p>647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<text:a xlink:href="https://projecteuler.net/problem=485">Maximum number of divisors</text:a></text:p>
          </table:table-cell>
          <table:table-cell office:value-type="float" office:value="649">
            <text:p>649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<text:a xlink:href="https://projecteuler.net/problem=255">Rounded Square Roots</text:a></text:p>
          </table:table-cell>
          <table:table-cell table:style-name="ce5" office:value-type="float" office:value="658">
            <text:p>658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<text:a xlink:href="https://projecteuler.net/problem=443">GCD sequence</text:a></text:p>
          </table:table-cell>
          <table:table-cell office:value-type="float" office:value="659">
            <text:p>659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<text:a xlink:href="https://projecteuler.net/problem=236">Luxury Hampers</text:a></text:p>
          </table:table-cell>
          <table:table-cell table:style-name="ce5" office:value-type="float" office:value="672">
            <text:p>672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<text:a xlink:href="https://projecteuler.net/problem=254">Sums of Digit Factorials</text:a></text:p>
          </table:table-cell>
          <table:table-cell table:style-name="ce5" office:value-type="float" office:value="687">
            <text:p>687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<text:a xlink:href="https://projecteuler.net/problem=282">The Ackermann function</text:a></text:p>
          </table:table-cell>
          <table:table-cell office:value-type="float" office:value="687">
            <text:p>687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<text:a xlink:href="https://projecteuler.net/problem=290">Digital Signature</text:a></text:p>
          </table:table-cell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<text:a xlink:href="https://projecteuler.net/problem=340">Crazy Function</text:a>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<text:a xlink:href="https://projecteuler.net/problem=278">Linear Combinations of Semiprimes</text:a></text:p>
          </table:table-cell>
          <table:table-cell office:value-type="float" office:value="708">
            <text:p>708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<text:a xlink:href="https://projecteuler.net/problem=238">Infinite string tour</text:a></text:p>
          </table:table-cell>
          <table:table-cell table:style-name="ce5" office:value-type="float" office:value="710">
            <text:p>710</text:p>
          </table:table-cell>
        </table:table-row>
        <table:table-row table:style-name="ro1">
          <table:table-cell table:style-name="ce2" office:value-type="float" office:value="363">
            <text:p>363</text:p>
          </table:table-cell>
          <table:table-cell table:style-name="ce2" office:value-type="string">
            <text:p><text:a xlink:href="https://projecteuler.net/problem=363">Bézier Curves</text:a></text:p>
          </table:table-cell>
          <table:table-cell office:value-type="float" office:value="713">
            <text:p>713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<text:a xlink:href="https://projecteuler.net/problem=461">Almost Pi</text:a></text:p>
          </table:table-cell>
          <table:table-cell office:value-type="float" office:value="720">
            <text:p>720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<text:a xlink:href="https://projecteuler.net/problem=253">Tidying up</text:a></text:p>
          </table:table-cell>
          <table:table-cell table:style-name="ce5" office:value-type="float" office:value="723">
            <text:p>723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<text:a xlink:href="https://projecteuler.net/problem=501">Eight Divisors</text:a></text:p>
          </table:table-cell>
          <table:table-cell office:value-type="float" office:value="724">
            <text:p>724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<text:a xlink:href="https://projecteuler.net/problem=280">Ant and seeds</text:a></text:p>
          </table:table-cell>
          <table:table-cell office:value-type="float" office:value="729">
            <text:p>729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<text:a xlink:href="https://projecteuler.net/problem=310">Nim Square</text:a></text:p>
          </table:table-cell>
          <table:table-cell office:value-type="float" office:value="730">
            <text:p>730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<text:a xlink:href="https://projecteuler.net/problem=242">Odd Triplets</text:a></text:p>
          </table:table-cell>
          <table:table-cell table:style-name="ce5" office:value-type="float" office:value="746">
            <text:p>746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<text:a xlink:href="https://projecteuler.net/problem=198">Ambiguous Numbers</text:a></text:p>
          </table:table-cell>
          <table:table-cell table:style-name="ce5" office:value-type="float" office:value="750">
            <text:p>750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<text:a xlink:href="https://projecteuler.net/problem=263">An engineers' dream come true</text:a></text:p>
          </table:table-cell>
          <table:table-cell table:style-name="ce5" office:value-type="float" office:value="757">
            <text:p>757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<text:a xlink:href="https://projecteuler.net/problem=479">Roots on the Rise</text:a></text:p>
          </table:table-cell>
          <table:table-cell office:value-type="float" office:value="758">
            <text:p>758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<text:a xlink:href="https://projecteuler.net/problem=300">Protein folding</text:a></text:p>
          </table:table-cell>
          <table:table-cell office:value-type="float" office:value="762">
            <text:p>762</text:p>
          </table:table-cell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<text:a xlink:href="https://projecteuler.net/problem=276">Primitive Triangles</text:a></text:p>
          </table:table-cell>
          <table:table-cell table:style-name="ce5" office:value-type="float" office:value="770">
            <text:p>77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<text:a xlink:href="https://projecteuler.net/problem=306">Paper-strip Game</text:a></text:p>
          </table:table-cell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<text:a xlink:href="https://projecteuler.net/problem=516">5-smooth totients</text:a></text:p>
          </table:table-cell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<text:a xlink:href="https://projecteuler.net/problem=327">Rooms of Doom</text:a>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<text:a xlink:href="https://projecteuler.net/problem=333">Special partitions</text:a></text:p>
          </table:table-cell>
          <table:table-cell office:value-type="float" office:value="803">
            <text:p>803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<text:a xlink:href="https://projecteuler.net/problem=518">Prime triples and geometric sequences</text:a></text:p>
          </table:table-cell>
          <table:table-cell office:value-type="float" office:value="804">
            <text:p>804</text:p>
          </table:table-cell>
        </table:table-row>
        <table:table-row table:style-name="ro1">
          <table:table-cell table:style-name="ce2" office:value-type="float" office:value="365">
            <text:p>365</text:p>
          </table:table-cell>
          <table:table-cell table:style-name="ce2" office:value-type="string">
            <text:p><text:a xlink:href="https://projecteuler.net/problem=365">A huge binomial coefficient</text:a></text:p>
          </table:table-cell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<text:a xlink:href="https://projecteuler.net/problem=285">Pythagorean odds</text:a></text:p>
          </table:table-cell>
          <table:table-cell office:value-type="float" office:value="832">
            <text:p>832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<text:a xlink:href="https://projecteuler.net/problem=224">Almost right-angled triangles II</text:a></text:p>
          </table:table-cell>
          <table:table-cell table:style-name="ce5" office:value-type="float" office:value="841">
            <text:p>84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<text:a xlink:href="https://projecteuler.net/problem=512">Sums of totients of powers</text:a></text:p>
          </table:table-cell>
          <table:table-cell office:value-type="float" office:value="844">
            <text:p>844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<text:a xlink:href="https://projecteuler.net/problem=177">Integer angled Quadrilaterals</text:a></text:p>
          </table:table-cell>
          <table:table-cell table:style-name="ce5" office:value-type="float" office:value="858">
            <text:p>858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<text:a xlink:href="https://projecteuler.net/problem=451">Modular inverses</text:a></text:p>
          </table:table-cell>
          <table:table-cell office:value-type="float" office:value="879">
            <text:p>879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<text:a xlink:href="https://projecteuler.net/problem=195">Inscribed circles of triangles with one angle of 60 degrees</text:a></text:p>
          </table:table-cell>
          <table:table-cell table:style-name="ce5" office:value-type="float" office:value="891">
            <text:p>89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<text:a xlink:href="https://projecteuler.net/problem=284">Steady Squares</text:a></text:p>
          </table:table-cell>
          <table:table-cell office:value-type="float" office:value="906">
            <text:p>906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<text:a xlink:href="https://projecteuler.net/problem=425">Prime connection</text:a></text:p>
          </table:table-cell>
          <table:table-cell office:value-type="float" office:value="920">
            <text:p>920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<text:a xlink:href="https://projecteuler.net/problem=248">Numbers for which Euler’s totient function equals 13!</text:a></text:p>
          </table:table-cell>
          <table:table-cell table:style-name="ce5" office:value-type="float" office:value="921">
            <text:p>921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<text:a xlink:href="https://projecteuler.net/problem=260">Stone Game</text:a></text:p>
          </table:table-cell>
          <table:table-cell table:style-name="ce5" office:value-type="float" office:value="930">
            <text:p>930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<text:a xlink:href="https://projecteuler.net/problem=244">Sliders</text:a></text:p>
          </table:table-cell>
          <table:table-cell table:style-name="ce5" office:value-type="float" office:value="933">
            <text:p>933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<text:a xlink:href="https://projecteuler.net/problem=194">Coloured Configurations</text:a></text:p>
          </table:table-cell>
          <table:table-cell table:style-name="ce5" office:value-type="float" office:value="951">
            <text:p>951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<text:a xlink:href="https://projecteuler.net/problem=251">Cardano Triplets</text:a></text:p>
          </table:table-cell>
          <table:table-cell table:style-name="ce5" office:value-type="float" office:value="951">
            <text:p>951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<text:a xlink:href="https://projecteuler.net/problem=291">Panaitopol Primes</text:a></text:p>
          </table:table-cell>
          <table:table-cell office:value-type="float" office:value="951">
            <text:p>951</text:p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<text:a xlink:href="https://projecteuler.net/problem=273">Sum of Squares</text:a></text:p>
          </table:table-cell>
          <table:table-cell table:style-name="ce5" office:value-type="float" office:value="965">
            <text:p>96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<text:a xlink:href="https://projecteuler.net/problem=343">Fractional Sequences</text:a></text:p>
          </table:table-cell>
          <table:table-cell office:value-type="float" office:value="969">
            <text:p>969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<text:a xlink:href="https://projecteuler.net/problem=228">Minkowski Sums</text:a></text:p>
          </table:table-cell>
          <table:table-cell table:style-name="ce5" office:value-type="float" office:value="972">
            <text:p>972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<text:a xlink:href="https://projecteuler.net/problem=549">Divisibility of factorials</text:a></text:p>
          </table:table-cell>
          <table:table-cell office:value-type="float" office:value="976">
            <text:p>976</text:p>
          </table:table-cell>
        </table:table-row>
        <table:table-row table:style-name="ro1">
          <table:table-cell table:style-name="ce2" office:value-type="float" office:value="389">
            <text:p>389</text:p>
          </table:table-cell>
          <table:table-cell table:style-name="ce2" office:value-type="string">
            <text:p><text:a xlink:href="https://projecteuler.net/problem=389">Platonic Dice</text:a></text:p>
          </table:table-cell>
          <table:table-cell office:value-type="float" office:value="986">
            <text:p>986</text:p>
          </table:table-cell>
        </table:table-row>
        <table:table-row table:style-name="ro1">
          <table:table-cell table:style-name="ce2" office:value-type="float" office:value="359">
            <text:p>359</text:p>
          </table:table-cell>
          <table:table-cell table:style-name="ce2" office:value-type="string">
            <text:p><text:a xlink:href="https://projecteuler.net/problem=359">Hilbert's New Hotel</text:a></text:p>
          </table:table-cell>
          <table:table-cell office:value-type="float" office:value="992">
            <text:p>992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<text:a xlink:href="https://projecteuler.net/problem=212">Combined Volume of Cuboids</text:a></text:p>
          </table:table-cell>
          <table:table-cell table:style-name="ce5" office:value-type="float" office:value="994">
            <text:p>994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<text:a xlink:href="https://projecteuler.net/problem=287">Quadtree encoding (a simple compression algorithm)</text:a></text:p>
          </table:table-cell>
          <table:table-cell office:value-type="float" office:value="1020">
            <text:p>1020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<text:a xlink:href="https://projecteuler.net/problem=223">Almost right-angled triangles I</text:a></text:p>
          </table:table-cell>
          <table:table-cell table:style-name="ce5" office:value-type="float" office:value="1028">
            <text:p>1028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<text:a xlink:href="https://projecteuler.net/problem=268">Counting numbers with at least four distinct prime factors less than 100</text:a></text:p>
          </table:table-cell>
          <table:table-cell table:style-name="ce5" office:value-type="float" office:value="1029">
            <text:p>1029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<text:a xlink:href="https://projecteuler.net/problem=313">Sliding game</text:a></text:p>
          </table:table-cell>
          <table:table-cell office:value-type="float" office:value="1040">
            <text:p>1040</text:p>
          </table:table-cell>
        </table:table-row>
        <table:table-row table:style-name="ro1">
          <table:table-cell table:style-name="ce2" office:value-type="float" office:value="371">
            <text:p>371</text:p>
          </table:table-cell>
          <table:table-cell table:style-name="ce2" office:value-type="string">
            <text:p><text:a xlink:href="https://projecteuler.net/problem=371">Licence plates</text:a></text:p>
          </table:table-cell>
          <table:table-cell office:value-type="float" office:value="1041">
            <text:p>1041</text:p>
          </table:table-cell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<text:a xlink:href="https://projecteuler.net/problem=258">A lagged Fibonacci sequence</text:a></text:p>
          </table:table-cell>
          <table:table-cell table:style-name="ce5" office:value-type="float" office:value="1057">
            <text:p>1057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<text:a xlink:href="https://projecteuler.net/problem=217">Balanced Numbers</text:a></text:p>
          </table:table-cell>
          <table:table-cell table:style-name="ce5" office:value-type="float" office:value="1062">
            <text:p>1062</text:p>
          </table:table-cell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<text:a xlink:href="https://projecteuler.net/problem=274">Divisibility Multipliers</text:a></text:p>
          </table:table-cell>
          <table:table-cell table:style-name="ce5" office:value-type="float" office:value="1063">
            <text:p>1063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<text:a xlink:href="https://projecteuler.net/problem=180">Rational zeros of a function of three variables</text:a></text:p>
          </table:table-cell>
          <table:table-cell table:style-name="ce5" office:value-type="float" office:value="1067">
            <text:p>1067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<text:a xlink:href="https://projecteuler.net/problem=192">Best Approximations</text:a></text:p>
          </table:table-cell>
          <table:table-cell table:style-name="ce5" office:value-type="float" office:value="1070">
            <text:p>1070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<text:a xlink:href="https://projecteuler.net/problem=229">Four Representations using Squares</text:a></text:p>
          </table:table-cell>
          <table:table-cell table:style-name="ce5" office:value-type="float" office:value="1072">
            <text:p>1072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<text:a xlink:href="https://projecteuler.net/problem=247">Squares under a hyperbola</text:a></text:p>
          </table:table-cell>
          <table:table-cell table:style-name="ce5" office:value-type="float" office:value="1076">
            <text:p>1076</text:p>
          </table:table-cell>
        </table:table-row>
        <table:table-row table:style-name="ro1">
          <table:table-cell table:style-name="ce2" office:value-type="float" office:value="358">
            <text:p>358</text:p>
          </table:table-cell>
          <table:table-cell table:style-name="ce2" office:value-type="string">
            <text:p><text:a xlink:href="https://projecteuler.net/problem=358">Cyclic numbers</text:a></text:p>
          </table:table-cell>
          <table:table-cell office:value-type="float" office:value="1088">
            <text:p>1088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<text:a xlink:href="https://projecteuler.net/problem=307">Chip Defects</text:a></text:p>
          </table:table-cell>
          <table:table-cell office:value-type="float" office:value="1094">
            <text:p>1094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<text:a xlink:href="https://projecteuler.net/problem=219">Skew-cost coding</text:a></text:p>
          </table:table-cell>
          <table:table-cell table:style-name="ce5" office:value-type="float" office:value="1107">
            <text:p>110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<text:a xlink:href="https://projecteuler.net/problem=288">An enormous factorial</text:a></text:p>
          </table:table-cell>
          <table:table-cell office:value-type="float" office:value="1111">
            <text:p>1111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<text:a xlink:href="https://projecteuler.net/problem=237">Tours on a 4 x n playing board</text:a></text:p>
          </table:table-cell>
          <table:table-cell table:style-name="ce5" office:value-type="float" office:value="1113">
            <text:p>1113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<text:a xlink:href="https://projecteuler.net/problem=259">Reachable Numbers</text:a></text:p>
          </table:table-cell>
          <table:table-cell table:style-name="ce5" office:value-type="float" office:value="1115">
            <text:p>1115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<text:a xlink:href="https://projecteuler.net/problem=184">Triangles containing the origin</text:a></text:p>
          </table:table-cell>
          <table:table-cell table:style-name="ce5" office:value-type="float" office:value="1116">
            <text:p>1116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<text:a xlink:href="https://projecteuler.net/problem=321">Swapping Counters</text:a></text:p>
          </table:table-cell>
          <table:table-cell office:value-type="float" office:value="1151">
            <text:p>1151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<text:a xlink:href="https://projecteuler.net/problem=491">Double pandigital number divisible by 11</text:a></text:p>
          </table:table-cell>
          <table:table-cell office:value-type="float" office:value="1159">
            <text:p>1159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<text:a xlink:href="https://projecteuler.net/problem=167">Investigating Ulam sequences</text:a></text:p>
          </table:table-cell>
          <table:table-cell table:style-name="ce5" office:value-type="float" office:value="1170">
            <text:p>1170</text:p>
          </table:table-cell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<text:a xlink:href="https://projecteuler.net/problem=266">Pseudo Square Root</text:a></text:p>
          </table:table-cell>
          <table:table-cell table:style-name="ce5" office:value-type="float" office:value="1200">
            <text:p>1200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<text:a xlink:href="https://projecteuler.net/problem=210">Obtuse Angled Triangles</text:a></text:p>
          </table:table-cell>
          <table:table-cell table:style-name="ce5" office:value-type="float" office:value="1235">
            <text:p>1235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<text:a xlink:href="https://projecteuler.net/problem=208">Robot Walks</text:a></text:p>
          </table:table-cell>
          <table:table-cell table:style-name="ce5" office:value-type="float" office:value="1239">
            <text:p>1239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<text:a xlink:href="https://projecteuler.net/problem=175">Fractions involving the number of different ways a number can be expressed as a sum of powers of 2</text:a></text:p>
          </table:table-cell>
          <table:table-cell table:style-name="ce5" office:value-type="float" office:value="1244">
            <text:p>1244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<text:a xlink:href="https://projecteuler.net/problem=232">The Race</text:a></text:p>
          </table:table-cell>
          <table:table-cell table:style-name="ce5" office:value-type="float" office:value="1271">
            <text:p>1271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<text:a xlink:href="https://projecteuler.net/problem=163">Cross-hatched triangles</text:a></text:p>
          </table:table-cell>
          <table:table-cell table:style-name="ce5" office:value-type="float" office:value="1281">
            <text:p>1281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<text:a xlink:href="https://projecteuler.net/problem=349">Langton's ant</text:a></text:p>
          </table:table-cell>
          <table:table-cell office:value-type="float" office:value="1281">
            <text:p>1281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<text:a xlink:href="https://projecteuler.net/problem=226">A Scoop of Blancmange</text:a></text:p>
          </table:table-cell>
          <table:table-cell table:style-name="ce5" office:value-type="float" office:value="1310">
            <text:p>1310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<text:a xlink:href="https://projecteuler.net/problem=199">Iterative Circle Packing</text:a></text:p>
          </table:table-cell>
          <table:table-cell table:style-name="ce5" office:value-type="float" office:value="1314">
            <text:p>1314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<text:a xlink:href="https://projecteuler.net/problem=239">Twenty-two Foolish Primes</text:a></text:p>
          </table:table-cell>
          <table:table-cell table:style-name="ce5" office:value-type="float" office:value="1320">
            <text:p>1320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<text:a xlink:href="https://projecteuler.net/problem=176">Right-angled triangles that share a cathetus</text:a></text:p>
          </table:table-cell>
          <table:table-cell table:style-name="ce5" office:value-type="float" office:value="1327">
            <text:p>1327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<text:a xlink:href="https://projecteuler.net/problem=170">Find the largest 0 to 9 pandigital that can be formed by concatenating products</text:a></text:p>
          </table:table-cell>
          <table:table-cell table:style-name="ce5" office:value-type="float" office:value="1338">
            <text:p>1338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<text:a xlink:href="https://projecteuler.net/problem=181">Investigating in how many ways objects of two different colours can be grouped</text:a></text:p>
          </table:table-cell>
          <table:table-cell table:style-name="ce5" office:value-type="float" office:value="1385">
            <text:p>1385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<text:a xlink:href="https://projecteuler.net/problem=407">Idempotents</text:a>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<text:a xlink:href="https://projecteuler.net/problem=336">Maximix Arrangements</text:a></text:p>
          </table:table-cell>
          <table:table-cell office:value-type="float" office:value="1402">
            <text:p>1402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<text:a xlink:href="https://projecteuler.net/problem=161">Triominoes</text:a></text:p>
          </table:table-cell>
          <table:table-cell table:style-name="ce5" office:value-type="float" office:value="1414">
            <text:p>1414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<text:a xlink:href="https://projecteuler.net/problem=189">Tri-colouring a triangular grid</text:a></text:p>
          </table:table-cell>
          <table:table-cell table:style-name="ce5" office:value-type="float" office:value="1422">
            <text:p>1422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<text:a xlink:href="https://projecteuler.net/problem=304">Primonacci</text:a></text:p>
          </table:table-cell>
          <table:table-cell office:value-type="float" office:value="1473">
            <text:p>1473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<text:a xlink:href="https://projecteuler.net/problem=221">Alexandrian Integers</text:a></text:p>
          </table:table-cell>
          <table:table-cell table:style-name="ce5" office:value-type="float" office:value="1503">
            <text:p>1503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<text:a xlink:href="https://projecteuler.net/problem=429">Sum of squares of unitary divisors</text:a></text:p>
          </table:table-cell>
          <table:table-cell office:value-type="float" office:value="1509">
            <text:p>1509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<text:a xlink:href="https://projecteuler.net/problem=227">The Chase</text:a></text:p>
          </table:table-cell>
          <table:table-cell table:style-name="ce5" office:value-type="float" office:value="1514">
            <text:p>1514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<text:a xlink:href="https://projecteuler.net/problem=286">Scoring probabilities</text:a></text:p>
          </table:table-cell>
          <table:table-cell office:value-type="float" office:value="1518">
            <text:p>1518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<text:a xlink:href="https://projecteuler.net/problem=222">Sphere Packing</text:a></text:p>
          </table:table-cell>
          <table:table-cell table:style-name="ce5" office:value-type="float" office:value="1519">
            <text:p>1519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<text:a xlink:href="https://projecteuler.net/problem=233">Lattice points on a circle</text:a></text:p>
          </table:table-cell>
          <table:table-cell table:style-name="ce5" office:value-type="float" office:value="1527">
            <text:p>1527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<text:a xlink:href="https://projecteuler.net/problem=504">Square on the Inside</text:a></text:p>
          </table:table-cell>
          <table:table-cell office:value-type="float" office:value="1602">
            <text:p>1602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<text:a xlink:href="https://projecteuler.net/problem=201">Subsets with a unique sum</text:a></text:p>
          </table:table-cell>
          <table:table-cell table:style-name="ce5" office:value-type="float" office:value="1608">
            <text:p>1608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<text:a xlink:href="https://projecteuler.net/problem=240">Top Dice</text:a></text:p>
          </table:table-cell>
          <table:table-cell table:style-name="ce5" office:value-type="float" office:value="1608">
            <text:p>1608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<text:a xlink:href="https://projecteuler.net/problem=156">Counting Digits</text:a></text:p>
          </table:table-cell>
          <table:table-cell table:style-name="ce5" office:value-type="float" office:value="1609">
            <text:p>1609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<text:a xlink:href="https://projecteuler.net/problem=401">Sum of squares of divisors</text:a></text:p>
          </table:table-cell>
          <table:table-cell office:value-type="float" office:value="1610">
            <text:p>161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<text:a xlink:href="https://projecteuler.net/problem=329">Prime Frog</text:a></text:p>
          </table:table-cell>
          <table:table-cell office:value-type="float" office:value="1611">
            <text:p>1611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<text:a xlink:href="https://projecteuler.net/problem=200">Find the 200th prime-proof sqube containing the contiguous sub-string "200"</text:a></text:p>
          </table:table-cell>
          <table:table-cell table:style-name="ce5" office:value-type="float" office:value="1627">
            <text:p>1627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<text:a xlink:href="https://projecteuler.net/problem=213">Flea Circus</text:a></text:p>
          </table:table-cell>
          <table:table-cell table:style-name="ce5" office:value-type="float" office:value="1681">
            <text:p>1681</text:p>
          </table:table-cell>
        </table:table-row>
        <table:table-row table:style-name="ro1">
          <table:table-cell table:style-name="ce2" office:value-type="float" office:value="351">
            <text:p>351</text:p>
          </table:table-cell>
          <table:table-cell table:style-name="ce2" office:value-type="string">
            <text:p><text:a xlink:href="https://projecteuler.net/problem=351">Hexagonal orchards</text:a></text:p>
          </table:table-cell>
          <table:table-cell office:value-type="float" office:value="1685">
            <text:p>1685</text:p>
          </table:table-cell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<text:a xlink:href="https://projecteuler.net/problem=271">Modular Cubes, part 1</text:a></text:p>
          </table:table-cell>
          <table:table-cell table:style-name="ce5" office:value-type="float" office:value="1697">
            <text:p>1697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<text:a xlink:href="https://projecteuler.net/problem=220">Heighway Dragon</text:a></text:p>
          </table:table-cell>
          <table:table-cell table:style-name="ce5" office:value-type="float" office:value="1714">
            <text:p>1714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<text:a xlink:href="https://projecteuler.net/problem=317">Firecracker</text:a></text:p>
          </table:table-cell>
          <table:table-cell office:value-type="float" office:value="1742">
            <text:p>1742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<text:a xlink:href="https://projecteuler.net/problem=153">Investigating Gaussian Integers</text:a></text:p>
          </table:table-cell>
          <table:table-cell table:style-name="ce5" office:value-type="float" office:value="1750">
            <text:p>1750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<text:a xlink:href="https://projecteuler.net/problem=196">Prime triplets</text:a></text:p>
          </table:table-cell>
          <table:table-cell table:style-name="ce5" office:value-type="float" office:value="1765">
            <text:p>1765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<text:a xlink:href="https://projecteuler.net/problem=152">Writing 1/2 as a sum of inverse squares</text:a></text:p>
          </table:table-cell>
          <table:table-cell table:style-name="ce5" office:value-type="float" office:value="1775">
            <text:p>1775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<text:a xlink:href="https://projecteuler.net/problem=202">Laserbeam</text:a></text:p>
          </table:table-cell>
          <table:table-cell table:style-name="ce5" office:value-type="float" office:value="1780">
            <text:p>1780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<text:a xlink:href="https://projecteuler.net/problem=165">Intersections</text:a></text:p>
          </table:table-cell>
          <table:table-cell table:style-name="ce5" office:value-type="float" office:value="1789">
            <text:p>1789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<text:a xlink:href="https://projecteuler.net/problem=143">Investigating the Torricelli point of a triangle</text:a></text:p>
          </table:table-cell>
          <table:table-cell table:style-name="ce5" office:value-type="float" office:value="1790">
            <text:p>1790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<text:a xlink:href="https://projecteuler.net/problem=154">Exploring Pascal's pyramid</text:a></text:p>
          </table:table-cell>
          <table:table-cell table:style-name="ce5" office:value-type="float" office:value="1805">
            <text:p>1805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<text:a xlink:href="https://projecteuler.net/problem=182">RSA encryption</text:a></text:p>
          </table:table-cell>
          <table:table-cell table:style-name="ce5" office:value-type="float" office:value="1827">
            <text:p>1827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<text:a xlink:href="https://projecteuler.net/problem=209">Circular Logic</text:a></text:p>
          </table:table-cell>
          <table:table-cell table:style-name="ce5" office:value-type="float" office:value="1831">
            <text:p>1831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<text:a xlink:href="https://projecteuler.net/problem=168">Number Rotations</text:a></text:p>
          </table:table-cell>
          <table:table-cell table:style-name="ce5" office:value-type="float" office:value="1844">
            <text:p>1844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<text:a xlink:href="https://projecteuler.net/problem=249">Prime Subset Sums</text:a></text:p>
          </table:table-cell>
          <table:table-cell table:style-name="ce5" office:value-type="float" office:value="1848">
            <text:p>1848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<text:a xlink:href="https://projecteuler.net/problem=157">Solving the diophantine equation 1/a+1/b= p/10n</text:a></text:p>
          </table:table-cell>
          <table:table-cell table:style-name="ce5" office:value-type="float" office:value="1854">
            <text:p>1854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<text:a xlink:href="https://projecteuler.net/problem=171">Finding numbers for which the sum of the squares of the digits is a square</text:a></text:p>
          </table:table-cell>
          <table:table-cell table:style-name="ce5" office:value-type="float" office:value="1868">
            <text:p>1868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<text:a xlink:href="https://projecteuler.net/problem=348">Sum of a square and a cube</text:a></text:p>
          </table:table-cell>
          <table:table-cell office:value-type="float" office:value="1870">
            <text:p>187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<text:a xlink:href="https://projecteuler.net/problem=500">Problem 500!!!</text:a></text:p>
          </table:table-cell>
          <table:table-cell office:value-type="float" office:value="1964">
            <text:p>1964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<text:a xlink:href="https://projecteuler.net/problem=293">Pseudo-Fortunate Numbers</text:a></text:p>
          </table:table-cell>
          <table:table-cell office:value-type="float" office:value="1975">
            <text:p>1975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<text:a xlink:href="https://projecteuler.net/problem=186">Connectedness of a network</text:a></text:p>
          </table:table-cell>
          <table:table-cell table:style-name="ce5" office:value-type="float" office:value="2020">
            <text:p>2020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<text:a xlink:href="https://projecteuler.net/problem=147">Rectangles in cross-hatched grids</text:a></text:p>
          </table:table-cell>
          <table:table-cell table:style-name="ce5" office:value-type="float" office:value="2028">
            <text:p>2028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<text:a xlink:href="https://projecteuler.net/problem=297">Zeckendorf Representation</text:a></text:p>
          </table:table-cell>
          <table:table-cell office:value-type="float" office:value="2040">
            <text:p>204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<text:a xlink:href="https://projecteuler.net/problem=315">Digital root clocks</text:a></text:p>
          </table:table-cell>
          <table:table-cell office:value-type="float" office:value="2104">
            <text:p>2104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<text:a xlink:href="https://projecteuler.net/problem=250">250250</text:a></text:p>
          </table:table-cell>
          <table:table-cell table:style-name="ce5" office:value-type="float" office:value="2123">
            <text:p>2123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<text:a xlink:href="https://projecteuler.net/problem=185">Number Mind</text:a></text:p>
          </table:table-cell>
          <table:table-cell table:style-name="ce5" office:value-type="float" office:value="2184">
            <text:p>2184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<text:a xlink:href="https://projecteuler.net/problem=230">Fibonacci Words</text:a></text:p>
          </table:table-cell>
          <table:table-cell table:style-name="ce5" office:value-type="float" office:value="2185">
            <text:p>2185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<text:a xlink:href="https://projecteuler.net/problem=218">Perfect right-angled triangles</text:a></text:p>
          </table:table-cell>
          <table:table-cell table:style-name="ce5" office:value-type="float" office:value="2221">
            <text:p>2221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<text:a xlink:href="https://projecteuler.net/problem=193">Squarefree Numbers</text:a></text:p>
          </table:table-cell>
          <table:table-cell table:style-name="ce5" office:value-type="float" office:value="2281">
            <text:p>2281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<text:a xlink:href="https://projecteuler.net/problem=159">Digital root sums of factorisations</text:a></text:p>
          </table:table-cell>
          <table:table-cell table:style-name="ce5" office:value-type="float" office:value="2289">
            <text:p>2289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<text:a xlink:href="https://projecteuler.net/problem=277">A Modified Collatz sequence</text:a></text:p>
          </table:table-cell>
          <table:table-cell office:value-type="float" office:value="2290">
            <text:p>2290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<text:a xlink:href="https://projecteuler.net/problem=160">Factorial trailing digits</text:a></text:p>
          </table:table-cell>
          <table:table-cell table:style-name="ce5" office:value-type="float" office:value="2341">
            <text:p>2341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<text:a xlink:href="https://projecteuler.net/problem=178">Step Numbers</text:a></text:p>
          </table:table-cell>
          <table:table-cell table:style-name="ce5" office:value-type="float" office:value="2402">
            <text:p>2402</text:p>
          </table:table-cell>
        </table:table-row>
        <table:table-row table:style-name="ro1">
          <table:table-cell table:style-name="ce2" office:value-type="float" office:value="387">
            <text:p>387</text:p>
          </table:table-cell>
          <table:table-cell table:style-name="ce2" office:value-type="string">
            <text:p><text:a xlink:href="https://projecteuler.net/problem=387">Harshad Numbers</text:a></text:p>
          </table:table-cell>
          <table:table-cell office:value-type="float" office:value="2409">
            <text:p>2409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<text:a xlink:href="https://projecteuler.net/problem=346">Strong Repunits</text:a></text:p>
          </table:table-cell>
          <table:table-cell office:value-type="float" office:value="2420">
            <text:p>2420</text:p>
          </table:table-cell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<text:a xlink:href="https://projecteuler.net/problem=267">Billionaire</text:a></text:p>
          </table:table-cell>
          <table:table-cell table:style-name="ce5" office:value-type="float" office:value="2450">
            <text:p>2450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<text:a xlink:href="https://projecteuler.net/problem=155">Counting Capacitor Circuits</text:a></text:p>
          </table:table-cell>
          <table:table-cell table:style-name="ce5" office:value-type="float" office:value="2469">
            <text:p>2469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<text:a xlink:href="https://projecteuler.net/problem=323">Bitwise-OR operations on random integers</text:a></text:p>
          </table:table-cell>
          <table:table-cell office:value-type="float" office:value="2477">
            <text:p>2477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<text:a xlink:href="https://projecteuler.net/problem=493">Under The Rainbow</text:a></text:p>
          </table:table-cell>
          <table:table-cell office:value-type="float" office:value="2489">
            <text:p>2489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<text:a xlink:href="https://projecteuler.net/problem=234">Semidivisible numbers</text:a></text:p>
          </table:table-cell>
          <table:table-cell table:style-name="ce5" office:value-type="float" office:value="2511">
            <text:p>2511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<text:a xlink:href="https://projecteuler.net/problem=158">Exploring strings for which only one character comes lexicographically after its neighbour to the left</text:a></text:p>
          </table:table-cell>
          <table:table-cell table:style-name="ce5" office:value-type="float" office:value="2548">
            <text:p>2548</text:p>
          </table:table-cell>
        </table:table-row>
        <table:table-row table:style-name="ro1">
          <table:table-cell table:style-name="ce2" office:value-type="float" office:value="381">
            <text:p>381</text:p>
          </table:table-cell>
          <table:table-cell table:style-name="ce2" office:value-type="string">
            <text:p><text:a xlink:href="https://projecteuler.net/problem=381">(prime-k) factorial</text:a></text:p>
          </table:table-cell>
          <table:table-cell office:value-type="float" office:value="2579">
            <text:p>2579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<text:a xlink:href="https://projecteuler.net/problem=303">Multiples with small digits</text:a></text:p>
          </table:table-cell>
          <table:table-cell office:value-type="float" office:value="2591">
            <text:p>2591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<text:a xlink:href="https://projecteuler.net/problem=347">Largest integer divisible by two primes</text:a></text:p>
          </table:table-cell>
          <table:table-cell office:value-type="float" office:value="2601">
            <text:p>2601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<text:a xlink:href="https://projecteuler.net/problem=141">Investigating progressive numbers, n, which are also square</text:a></text:p>
          </table:table-cell>
          <table:table-cell table:style-name="ce5" office:value-type="float" office:value="2611">
            <text:p>2611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<text:a xlink:href="https://projecteuler.net/problem=172">Investigating numbers with few repeated digits</text:a></text:p>
          </table:table-cell>
          <table:table-cell table:style-name="ce5" office:value-type="float" office:value="2676">
            <text:p>2676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<text:a xlink:href="https://projecteuler.net/problem=215">Crack-free Walls</text:a></text:p>
          </table:table-cell>
          <table:table-cell table:style-name="ce5" office:value-type="float" office:value="2745">
            <text:p>2745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<text:a xlink:href="https://projecteuler.net/problem=150">Searching a triangular array for a sub-triangle having minimum-sum</text:a></text:p>
          </table:table-cell>
          <table:table-cell table:style-name="ce5" office:value-type="float" office:value="2775">
            <text:p>2775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<text:a xlink:href="https://projecteuler.net/problem=166">Criss Cross</text:a></text:p>
          </table:table-cell>
          <table:table-cell table:style-name="ce5" office:value-type="float" office:value="2879">
            <text:p>2879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<text:a xlink:href="https://projecteuler.net/problem=216">Investigating the primality of numbers of the form 2n2-1</text:a></text:p>
          </table:table-cell>
          <table:table-cell table:style-name="ce5" office:value-type="float" office:value="2942">
            <text:p>2942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<text:a xlink:href="https://projecteuler.net/problem=140">Modified Fibonacci golden nuggets</text:a></text:p>
          </table:table-cell>
          <table:table-cell table:style-name="ce5" office:value-type="float" office:value="2952">
            <text:p>2952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<text:a xlink:href="https://projecteuler.net/problem=211">Divisor Square Sum</text:a></text:p>
          </table:table-cell>
          <table:table-cell table:style-name="ce5" office:value-type="float" office:value="2996">
            <text:p>2996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<text:a xlink:href="https://projecteuler.net/problem=190">Maximising a weighted product</text:a></text:p>
          </table:table-cell>
          <table:table-cell table:style-name="ce5" office:value-type="float" office:value="3009">
            <text:p>3009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<text:a xlink:href="https://projecteuler.net/problem=265">Binary Circles</text:a></text:p>
          </table:table-cell>
          <table:table-cell table:style-name="ce5" office:value-type="float" office:value="3108">
            <text:p>3108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<text:a xlink:href="https://projecteuler.net/problem=126">Cuboid layers</text:a></text:p>
          </table:table-cell>
          <table:table-cell table:style-name="ce5" office:value-type="float" office:value="3207">
            <text:p>3207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<text:a xlink:href="https://projecteuler.net/problem=225">Tribonacci non-divisors</text:a></text:p>
          </table:table-cell>
          <table:table-cell table:style-name="ce5" office:value-type="float" office:value="3308">
            <text:p>3308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<text:a xlink:href="https://projecteuler.net/problem=345">Matrix Sum</text:a></text:p>
          </table:table-cell>
          <table:table-cell office:value-type="float" office:value="3338">
            <text:p>3338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<text:a xlink:href="https://projecteuler.net/problem=149">Searching for a maximum-sum subsequence</text:a></text:p>
          </table:table-cell>
          <table:table-cell table:style-name="ce5" office:value-type="float" office:value="3417">
            <text:p>3417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<text:a xlink:href="https://projecteuler.net/problem=128">Hexagonal tile differences</text:a></text:p>
          </table:table-cell>
          <table:table-cell table:style-name="ce5" office:value-type="float" office:value="3421">
            <text:p>3421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<text:a xlink:href="https://projecteuler.net/problem=183">Maximum product of parts</text:a></text:p>
          </table:table-cell>
          <table:table-cell table:style-name="ce5" office:value-type="float" office:value="3444">
            <text:p>3444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<text:a xlink:href="https://projecteuler.net/problem=146">Investigating a Prime Pattern</text:a></text:p>
          </table:table-cell>
          <table:table-cell table:style-name="ce5" office:value-type="float" office:value="3521">
            <text:p>3521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<text:a xlink:href="https://projecteuler.net/problem=207">Integer partition equations</text:a></text:p>
          </table:table-cell>
          <table:table-cell table:style-name="ce5" office:value-type="float" office:value="3545">
            <text:p>3545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<text:a xlink:href="https://projecteuler.net/problem=169">Exploring the number of different ways a number can be expressed as a sum of powers of 2</text:a></text:p>
          </table:table-cell>
          <table:table-cell table:style-name="ce5" office:value-type="float" office:value="3588">
            <text:p>3588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<text:a xlink:href="https://projecteuler.net/problem=148">Exploring Pascal's triangle</text:a></text:p>
          </table:table-cell>
          <table:table-cell table:style-name="ce5" office:value-type="float" office:value="3645">
            <text:p>3645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<text:a xlink:href="https://projecteuler.net/problem=197">Investigating the behaviour of a recursively defined sequence</text:a></text:p>
          </table:table-cell>
          <table:table-cell table:style-name="ce5" office:value-type="float" office:value="3734">
            <text:p>3734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<text:a xlink:href="https://projecteuler.net/problem=137">Fibonacci golden nuggets</text:a></text:p>
          </table:table-cell>
          <table:table-cell table:style-name="ce5" office:value-type="float" office:value="3800">
            <text:p>3800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<text:a xlink:href="https://projecteuler.net/problem=151">Paper sheets of standard sizes: an expected-value problem</text:a></text:p>
          </table:table-cell>
          <table:table-cell table:style-name="ce5" office:value-type="float" office:value="3835">
            <text:p>3835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<text:a xlink:href="https://projecteuler.net/problem=235">An Arithmetic Geometric sequence</text:a></text:p>
          </table:table-cell>
          <table:table-cell table:style-name="ce5" office:value-type="float" office:value="3879">
            <text:p>3879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<text:a xlink:href="https://projecteuler.net/problem=133">Repunit nonfactors</text:a></text:p>
          </table:table-cell>
          <table:table-cell table:style-name="ce5" office:value-type="float" office:value="3885">
            <text:p>3885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<text:a xlink:href="https://projecteuler.net/problem=214">Totient Chains</text:a></text:p>
          </table:table-cell>
          <table:table-cell table:style-name="ce5" office:value-type="float" office:value="3915">
            <text:p>3915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<text:a xlink:href="https://projecteuler.net/problem=139">Pythagorean tiles</text:a></text:p>
          </table:table-cell>
          <table:table-cell table:style-name="ce5" office:value-type="float" office:value="3917">
            <text:p>3917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<text:a xlink:href="https://projecteuler.net/problem=162">Hexadecimal numbers</text:a></text:p>
          </table:table-cell>
          <table:table-cell table:style-name="ce5" office:value-type="float" office:value="3933">
            <text:p>3933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<text:a xlink:href="https://projecteuler.net/problem=136">Singleton difference</text:a></text:p>
          </table:table-cell>
          <table:table-cell table:style-name="ce5" office:value-type="float" office:value="3949">
            <text:p>3949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<text:a xlink:href="https://projecteuler.net/problem=138">Special isosceles triangles</text:a></text:p>
          </table:table-cell>
          <table:table-cell table:style-name="ce5" office:value-type="float" office:value="4086">
            <text:p>4086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<text:a xlink:href="https://projecteuler.net/problem=231">The prime factorisation of binomial coefficients</text:a></text:p>
          </table:table-cell>
          <table:table-cell table:style-name="ce5" office:value-type="float" office:value="4100">
            <text:p>41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<text:a xlink:href="https://projecteuler.net/problem=301">Nim</text:a></text:p>
          </table:table-cell>
          <table:table-cell office:value-type="float" office:value="4121">
            <text:p>4121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<text:a xlink:href="https://projecteuler.net/problem=142">Perfect Square Collection</text:a></text:p>
          </table:table-cell>
          <table:table-cell table:style-name="ce5" office:value-type="float" office:value="4144">
            <text:p>4144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<text:a xlink:href="https://projecteuler.net/problem=164">Numbers for which no three consecutive digits have a sum greater than a given value</text:a></text:p>
          </table:table-cell>
          <table:table-cell table:style-name="ce5" office:value-type="float" office:value="4157">
            <text:p>4157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<text:a xlink:href="https://projecteuler.net/problem=130">Composites with prime repunit property</text:a></text:p>
          </table:table-cell>
          <table:table-cell table:style-name="ce5" office:value-type="float" office:value="4188">
            <text:p>4188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<text:a xlink:href="https://projecteuler.net/problem=127">abc-hits</text:a></text:p>
          </table:table-cell>
          <table:table-cell table:style-name="ce5" office:value-type="float" office:value="4308">
            <text:p>4308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<text:a xlink:href="https://projecteuler.net/problem=144">Investigating multiple reflections of a laser beam</text:a></text:p>
          </table:table-cell>
          <table:table-cell table:style-name="ce5" office:value-type="float" office:value="4341">
            <text:p>4341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<text:a xlink:href="https://projecteuler.net/problem=174">Counting the number of "hollow" square laminae that can form one, two, three, ... distinct arrangements</text:a></text:p>
          </table:table-cell>
          <table:table-cell table:style-name="ce5" office:value-type="float" office:value="4361">
            <text:p>4361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<text:a xlink:href="https://projecteuler.net/problem=106">Special subset sums: meta-testing</text:a></text:p>
          </table:table-cell>
          <table:table-cell table:style-name="ce5" office:value-type="float" office:value="4436">
            <text:p>4436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<text:a xlink:href="https://projecteuler.net/problem=129">Repunit divisibility</text:a></text:p>
          </table:table-cell>
          <table:table-cell table:style-name="ce5" office:value-type="float" office:value="4457">
            <text:p>4457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<text:a xlink:href="https://projecteuler.net/problem=135">Same differences</text:a></text:p>
          </table:table-cell>
          <table:table-cell table:style-name="ce5" office:value-type="float" office:value="4482">
            <text:p>4482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<text:a xlink:href="https://projecteuler.net/problem=132">Large repunit factors</text:a></text:p>
          </table:table-cell>
          <table:table-cell table:style-name="ce5" office:value-type="float" office:value="4512">
            <text:p>4512</text:p>
          </table:table-cell>
        </table:table-row>
        <table:table-row table:style-name="ro1">
          <table:table-cell table:style-name="ce2" office:value-type="float" office:value="357">
            <text:p>357</text:p>
          </table:table-cell>
          <table:table-cell table:style-name="ce2" office:value-type="string">
            <text:p><text:a xlink:href="https://projecteuler.net/problem=357">Prime generating integers</text:a></text:p>
          </table:table-cell>
          <table:table-cell office:value-type="float" office:value="4611">
            <text:p>4611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<text:a xlink:href="https://projecteuler.net/problem=118">Pandigital prime sets</text:a></text:p>
          </table:table-cell>
          <table:table-cell table:style-name="ce5" office:value-type="float" office:value="4777">
            <text:p>4777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<text:a xlink:href="https://projecteuler.net/problem=188">The hyperexponentiation of a number</text:a></text:p>
          </table:table-cell>
          <table:table-cell table:style-name="ce5" office:value-type="float" office:value="4780">
            <text:p>4780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<text:a xlink:href="https://projecteuler.net/problem=134">Prime pair connection</text:a></text:p>
          </table:table-cell>
          <table:table-cell table:style-name="ce5" office:value-type="float" office:value="4964">
            <text:p>4964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<text:a xlink:href="https://projecteuler.net/problem=111">Primes with runs</text:a></text:p>
          </table:table-cell>
          <table:table-cell table:style-name="ce5" office:value-type="float" office:value="5079">
            <text:p>5079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<text:a xlink:href="https://projecteuler.net/problem=131">Prime cube partnership</text:a></text:p>
          </table:table-cell>
          <table:table-cell table:style-name="ce5" office:value-type="float" office:value="5241">
            <text:p>5241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<text:a xlink:href="https://projecteuler.net/problem=191">Prize Strings</text:a></text:p>
          </table:table-cell>
          <table:table-cell table:style-name="ce5" office:value-type="float" office:value="5267">
            <text:p>5267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<text:a xlink:href="https://projecteuler.net/problem=122">Efficient exponentiation</text:a></text:p>
          </table:table-cell>
          <table:table-cell table:style-name="ce5" office:value-type="float" office:value="5434">
            <text:p>5434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<text:a xlink:href="https://projecteuler.net/problem=204">Generalised Hamming Numbers</text:a></text:p>
          </table:table-cell>
          <table:table-cell table:style-name="ce5" office:value-type="float" office:value="5470">
            <text:p>5470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<text:a xlink:href="https://projecteuler.net/problem=103">Special subset sums: optimum</text:a></text:p>
          </table:table-cell>
          <table:table-cell table:style-name="ce5" office:value-type="float" office:value="5517">
            <text:p>5517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<text:a xlink:href="https://projecteuler.net/problem=105">Special subset sums: testing</text:a></text:p>
          </table:table-cell>
          <table:table-cell table:style-name="ce5" office:value-type="float" office:value="5538">
            <text:p>5538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<text:a xlink:href="https://projecteuler.net/problem=109">Darts</text:a></text:p>
          </table:table-cell>
          <table:table-cell table:style-name="ce5" office:value-type="float" office:value="5640">
            <text:p>564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<text:a xlink:href="https://projecteuler.net/problem=110">Diophantine reciprocals II</text:a></text:p>
          </table:table-cell>
          <table:table-cell table:style-name="ce5" office:value-type="float" office:value="5816">
            <text:p>5816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<text:a xlink:href="https://projecteuler.net/problem=173">Using up to one million tiles how many different "hollow" square laminae can be formed?</text:a></text:p>
          </table:table-cell>
          <table:table-cell table:style-name="ce5" office:value-type="float" office:value="6741">
            <text:p>6741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<text:a xlink:href="https://projecteuler.net/problem=88">Product-sum numbers</text:a></text:p>
          </table:table-cell>
          <table:table-cell table:style-name="ce5" office:value-type="float" office:value="6780">
            <text:p>6780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<text:a xlink:href="https://projecteuler.net/problem=203">Squarefree Binomial Coefficients</text:a></text:p>
          </table:table-cell>
          <table:table-cell table:style-name="ce5" office:value-type="float" office:value="6793">
            <text:p>6793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<text:a xlink:href="https://projecteuler.net/problem=243">Resilience</text:a></text:p>
          </table:table-cell>
          <table:table-cell table:style-name="ce5" office:value-type="float" office:value="6874">
            <text:p>6874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<text:a xlink:href="https://projecteuler.net/problem=121">Disc game prize fund</text:a></text:p>
          </table:table-cell>
          <table:table-cell table:style-name="ce5" office:value-type="float" office:value="6941">
            <text:p>6941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<text:a xlink:href="https://projecteuler.net/problem=115">Counting block combinations II</text:a></text:p>
          </table:table-cell>
          <table:table-cell table:style-name="ce5" office:value-type="float" office:value="7056">
            <text:p>705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<text:a xlink:href="https://projecteuler.net/problem=90">Cube digit pairs</text:a></text:p>
          </table:table-cell>
          <table:table-cell table:style-name="ce5" office:value-type="float" office:value="7685">
            <text:p>7685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<text:a xlink:href="https://projecteuler.net/problem=114">Counting block combinations I</text:a></text:p>
          </table:table-cell>
          <table:table-cell table:style-name="ce5" office:value-type="float" office:value="7715">
            <text:p>7715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<text:a xlink:href="https://projecteuler.net/problem=101">Optimum polynomial</text:a></text:p>
          </table:table-cell>
          <table:table-cell table:style-name="ce5" office:value-type="float" office:value="7771">
            <text:p>7771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<text:a xlink:href="https://projecteuler.net/problem=98">Anagramic squares</text:a></text:p>
          </table:table-cell>
          <table:table-cell table:style-name="ce5" office:value-type="float" office:value="7799">
            <text:p>7799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<text:a xlink:href="https://projecteuler.net/problem=107">Minimal network</text:a></text:p>
          </table:table-cell>
          <table:table-cell table:style-name="ce5" office:value-type="float" office:value="7819">
            <text:p>7819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<text:a xlink:href="https://projecteuler.net/problem=117">Red, green, and blue tiles</text:a></text:p>
          </table:table-cell>
          <table:table-cell table:style-name="ce5" office:value-type="float" office:value="7917">
            <text:p>7917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<text:a xlink:href="https://projecteuler.net/problem=113">Non-bouncy numbers</text:a></text:p>
          </table:table-cell>
          <table:table-cell table:style-name="ce5" office:value-type="float" office:value="8052">
            <text:p>8052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<text:a xlink:href="https://projecteuler.net/problem=93">Arithmetic expressions</text:a></text:p>
          </table:table-cell>
          <table:table-cell table:style-name="ce5" office:value-type="float" office:value="8116">
            <text:p>8116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<text:a xlink:href="https://projecteuler.net/problem=187">Semiprimes</text:a></text:p>
          </table:table-cell>
          <table:table-cell table:style-name="ce5" office:value-type="float" office:value="8325">
            <text:p>8325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<text:a xlink:href="https://projecteuler.net/problem=179">Consecutive positive divisors</text:a></text:p>
          </table:table-cell>
          <table:table-cell table:style-name="ce5" office:value-type="float" office:value="8384">
            <text:p>8384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<text:a xlink:href="https://projecteuler.net/problem=123">Prime square remainders</text:a></text:p>
          </table:table-cell>
          <table:table-cell table:style-name="ce5" office:value-type="float" office:value="8423">
            <text:p>842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<text:a xlink:href="https://projecteuler.net/problem=94">Almost equilateral triangles</text:a></text:p>
          </table:table-cell>
          <table:table-cell table:style-name="ce5" office:value-type="float" office:value="8453">
            <text:p>8453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<text:a xlink:href="https://projecteuler.net/problem=116">Red, green or blue tiles</text:a></text:p>
          </table:table-cell>
          <table:table-cell table:style-name="ce5" office:value-type="float" office:value="8619">
            <text:p>8619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<text:a xlink:href="https://projecteuler.net/problem=84">Monopoly odds</text:a></text:p>
          </table:table-cell>
          <table:table-cell table:style-name="ce5" office:value-type="float" office:value="8700">
            <text:p>8700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<text:a xlink:href="https://projecteuler.net/problem=119">Digit power sum</text:a></text:p>
          </table:table-cell>
          <table:table-cell table:style-name="ce5" office:value-type="float" office:value="8775">
            <text:p>877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<text:a xlink:href="https://projecteuler.net/problem=86">Cuboid route</text:a></text:p>
          </table:table-cell>
          <table:table-cell table:style-name="ce5" office:value-type="float" office:value="8870">
            <text:p>8870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<text:a xlink:href="https://projecteuler.net/problem=108">Diophantine reciprocals I</text:a></text:p>
          </table:table-cell>
          <table:table-cell table:style-name="ce5" office:value-type="float" office:value="9297">
            <text:p>929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<text:a xlink:href="https://projecteuler.net/problem=95">Amicable chains</text:a></text:p>
          </table:table-cell>
          <table:table-cell table:style-name="ce5" office:value-type="float" office:value="9890">
            <text:p>9890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<text:a xlink:href="https://projecteuler.net/problem=125">Palindromic sums</text:a></text:p>
          </table:table-cell>
          <table:table-cell table:style-name="ce5" office:value-type="float" office:value="9890">
            <text:p>989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<text:a xlink:href="https://projecteuler.net/problem=120">Square remainders</text:a></text:p>
          </table:table-cell>
          <table:table-cell table:style-name="ce5" office:value-type="float" office:value="10054">
            <text:p>10054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<text:a xlink:href="https://projecteuler.net/problem=124">Ordered radicals</text:a></text:p>
          </table:table-cell>
          <table:table-cell table:style-name="ce5" office:value-type="float" office:value="10199">
            <text:p>10199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<text:a xlink:href="https://projecteuler.net/problem=205">Dice Game</text:a></text:p>
          </table:table-cell>
          <table:table-cell table:style-name="ce5" office:value-type="float" office:value="10861">
            <text:p>10861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<text:a xlink:href="https://projecteuler.net/problem=91">Right triangles with integer coordinates</text:a></text:p>
          </table:table-cell>
          <table:table-cell table:style-name="ce5" office:value-type="float" office:value="10958">
            <text:p>10958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<text:a xlink:href="https://projecteuler.net/problem=100">Arranged probability</text:a></text:p>
          </table:table-cell>
          <table:table-cell table:style-name="ce5" office:value-type="float" office:value="11275">
            <text:p>11275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<text:a xlink:href="https://projecteuler.net/problem=104">Pandigital Fibonacci ends</text:a></text:p>
          </table:table-cell>
          <table:table-cell table:style-name="ce5" office:value-type="float" office:value="11729">
            <text:p>1172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<text:a xlink:href="https://projecteuler.net/problem=78">Coin partitions</text:a></text:p>
          </table:table-cell>
          <table:table-cell table:style-name="ce5" office:value-type="float" office:value="11743">
            <text:p>11743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<text:a xlink:href="https://projecteuler.net/problem=96">Su Doku</text:a></text:p>
          </table:table-cell>
          <table:table-cell table:style-name="ce5" office:value-type="float" office:value="11939">
            <text:p>11939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<text:a xlink:href="https://projecteuler.net/problem=145">How many reversible numbers are there below one-billion?</text:a></text:p>
          </table:table-cell>
          <table:table-cell table:style-name="ce5" office:value-type="float" office:value="11944">
            <text:p>11944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<text:a xlink:href="https://projecteuler.net/problem=75">Singular integer right triangles</text:a></text:p>
          </table:table-cell>
          <table:table-cell table:style-name="ce5" office:value-type="float" office:value="12560">
            <text:p>12560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<text:a xlink:href="https://projecteuler.net/problem=83">Path sum: four ways</text:a></text:p>
          </table:table-cell>
          <table:table-cell table:style-name="ce5" office:value-type="float" office:value="12895">
            <text:p>1289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s://projecteuler.net/problem=77">Prime summations</text:a></text:p>
          </table:table-cell>
          <table:table-cell table:style-name="ce5" office:value-type="float" office:value="13331">
            <text:p>1333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s://projecteuler.net/problem=66">Diophantine equation</text:a></text:p>
          </table:table-cell>
          <table:table-cell table:style-name="ce5" office:value-type="float" office:value="13705">
            <text:p>1370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<text:a xlink:href="https://projecteuler.net/problem=80">Square root digital expansion</text:a></text:p>
          </table:table-cell>
          <table:table-cell table:style-name="ce5" office:value-type="float" office:value="14067">
            <text:p>14067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<text:a xlink:href="https://projecteuler.net/problem=68">Magic 5-gon ring</text:a></text:p>
          </table:table-cell>
          <table:table-cell table:style-name="ce5" office:value-type="float" office:value="14514">
            <text:p>14514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<text:a xlink:href="https://projecteuler.net/problem=87">Prime power triples</text:a></text:p>
          </table:table-cell>
          <table:table-cell table:style-name="ce5" office:value-type="float" office:value="14859">
            <text:p>14859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<text:a xlink:href="https://projecteuler.net/problem=82">Path sum: three ways</text:a></text:p>
          </table:table-cell>
          <table:table-cell table:style-name="ce5" office:value-type="float" office:value="15098">
            <text:p>1509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<text:a xlink:href="https://projecteuler.net/problem=64">Odd period square roots</text:a></text:p>
          </table:table-cell>
          <table:table-cell table:style-name="ce5" office:value-type="float" office:value="15473">
            <text:p>15473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<text:a xlink:href="https://projecteuler.net/problem=102">Triangle containment</text:a></text:p>
          </table:table-cell>
          <table:table-cell table:style-name="ce5" office:value-type="float" office:value="15642">
            <text:p>15642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<text:a xlink:href="https://projecteuler.net/problem=89">Roman numerals</text:a></text:p>
          </table:table-cell>
          <table:table-cell table:style-name="ce5" office:value-type="float" office:value="15669">
            <text:p>15669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<text:a xlink:href="https://projecteuler.net/problem=72">Counting fractions</text:a></text:p>
          </table:table-cell>
          <table:table-cell table:style-name="ce5" office:value-type="float" office:value="15746">
            <text:p>1574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<text:a xlink:href="https://projecteuler.net/problem=70">Totient permutation</text:a></text:p>
          </table:table-cell>
          <table:table-cell table:style-name="ce5" office:value-type="float" office:value="15781">
            <text:p>15781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<text:a xlink:href="https://projecteuler.net/problem=206">Concealed Square</text:a></text:p>
          </table:table-cell>
          <table:table-cell table:style-name="ce5" office:value-type="float" office:value="16852">
            <text:p>16852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<text:a xlink:href="https://projecteuler.net/problem=112">Bouncy numbers</text:a></text:p>
          </table:table-cell>
          <table:table-cell table:style-name="ce5" office:value-type="float" office:value="17658">
            <text:p>17658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<text:a xlink:href="https://projecteuler.net/problem=61">Cyclical figurate numbers</text:a></text:p>
          </table:table-cell>
          <table:table-cell table:style-name="ce5" office:value-type="float" office:value="17732">
            <text:p>17732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<text:a xlink:href="https://projecteuler.net/problem=85">Counting rectangles</text:a></text:p>
          </table:table-cell>
          <table:table-cell table:style-name="ce5" office:value-type="float" office:value="17742">
            <text:p>17742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<text:a xlink:href="https://projecteuler.net/problem=60">Prime pair sets</text:a></text:p>
          </table:table-cell>
          <table:table-cell table:style-name="ce5" office:value-type="float" office:value="18056">
            <text:p>18056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<text:a xlink:href="https://projecteuler.net/problem=73">Counting fractions in a range</text:a></text:p>
          </table:table-cell>
          <table:table-cell table:style-name="ce5" office:value-type="float" office:value="18099">
            <text:p>18099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<text:a xlink:href="https://projecteuler.net/problem=74">Digit factorial chains</text:a></text:p>
          </table:table-cell>
          <table:table-cell table:style-name="ce5" office:value-type="float" office:value="18930">
            <text:p>1893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<text:a xlink:href="https://projecteuler.net/problem=76">Counting summations</text:a></text:p>
          </table:table-cell>
          <table:table-cell table:style-name="ce5" office:value-type="float" office:value="20417">
            <text:p>20417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<text:a xlink:href="https://projecteuler.net/problem=71">Ordered fractions</text:a></text:p>
          </table:table-cell>
          <table:table-cell table:style-name="ce5" office:value-type="float" office:value="20562">
            <text:p>20562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<text:a xlink:href="https://projecteuler.net/problem=65">Convergents of e</text:a></text:p>
          </table:table-cell>
          <table:table-cell table:style-name="ce5" office:value-type="float" office:value="21462">
            <text:p>21462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<text:a xlink:href="https://projecteuler.net/problem=62">Cubic permutations</text:a></text:p>
          </table:table-cell>
          <table:table-cell table:style-name="ce5" office:value-type="float" office:value="21897">
            <text:p>21897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s://projecteuler.net/problem=99">Largest exponential</text:a></text:p>
          </table:table-cell>
          <table:table-cell table:style-name="ce5" office:value-type="float" office:value="22053">
            <text:p>2205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<text:a xlink:href="https://projecteuler.net/problem=51">Prime digit replacements</text:a></text:p>
          </table:table-cell>
          <table:table-cell table:style-name="ce5" office:value-type="float" office:value="22954">
            <text:p>2295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<text:a xlink:href="https://projecteuler.net/problem=69">Totient maximum</text:a></text:p>
          </table:table-cell>
          <table:table-cell table:style-name="ce5" office:value-type="float" office:value="24226">
            <text:p>24226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<text:a xlink:href="https://projecteuler.net/problem=54">Poker hands</text:a></text:p>
          </table:table-cell>
          <table:table-cell table:style-name="ce5" office:value-type="float" office:value="24864">
            <text:p>24864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<text:a xlink:href="https://projecteuler.net/problem=81">Path sum: two ways</text:a></text:p>
          </table:table-cell>
          <table:table-cell table:style-name="ce5" office:value-type="float" office:value="24949">
            <text:p>24949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<text:a xlink:href="https://projecteuler.net/problem=58">Spiral primes</text:a></text:p>
          </table:table-cell>
          <table:table-cell table:style-name="ce5" office:value-type="float" office:value="28439">
            <text:p>28439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<text:a xlink:href="https://projecteuler.net/problem=57">Square root convergents</text:a></text:p>
          </table:table-cell>
          <table:table-cell table:style-name="ce5" office:value-type="float" office:value="29307">
            <text:p>29307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<text:a xlink:href="https://projecteuler.net/problem=59">XOR decryption</text:a></text:p>
          </table:table-cell>
          <table:table-cell table:style-name="ce5" office:value-type="float" office:value="30095">
            <text:p>3009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<text:a xlink:href="https://projecteuler.net/problem=92">Square digit chains</text:a></text:p>
          </table:table-cell>
          <table:table-cell table:style-name="ce5" office:value-type="float" office:value="30466">
            <text:p>30466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<text:a xlink:href="https://projecteuler.net/problem=63">Powerful digit counts</text:a></text:p>
          </table:table-cell>
          <table:table-cell table:style-name="ce5" office:value-type="float" office:value="30758">
            <text:p>30758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<text:a xlink:href="https://projecteuler.net/problem=79">Passcode derivation</text:a></text:p>
          </table:table-cell>
          <table:table-cell table:style-name="ce5" office:value-type="float" office:value="31558">
            <text:p>31558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<text:a xlink:href="https://projecteuler.net/problem=97">Large non-Mersenne prime</text:a></text:p>
          </table:table-cell>
          <table:table-cell table:style-name="ce5" office:value-type="float" office:value="33079">
            <text:p>33079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<text:a xlink:href="https://projecteuler.net/problem=55">Lychrel numbers</text:a></text:p>
          </table:table-cell>
          <table:table-cell table:style-name="ce5" office:value-type="float" office:value="38795">
            <text:p>3879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<text:a xlink:href="https://projecteuler.net/problem=44">Pentagon numbers</text:a></text:p>
          </table:table-cell>
          <table:table-cell table:style-name="ce5" office:value-type="float" office:value="40831">
            <text:p>40831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<text:a xlink:href="https://projecteuler.net/problem=49">Prime permutations</text:a></text:p>
          </table:table-cell>
          <table:table-cell table:style-name="ce5" office:value-type="float" office:value="41009">
            <text:p>4100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<text:a xlink:href="https://projecteuler.net/problem=47">Distinct primes factors</text:a></text:p>
          </table:table-cell>
          <table:table-cell table:style-name="ce5" office:value-type="float" office:value="41066">
            <text:p>41066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<text:a xlink:href="https://projecteuler.net/problem=56">Powerful digit sum</text:a></text:p>
          </table:table-cell>
          <table:table-cell table:style-name="ce5" office:value-type="float" office:value="42140">
            <text:p>4214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<text:a xlink:href="https://projecteuler.net/problem=43">Sub-string divisibility</text:a></text:p>
          </table:table-cell>
          <table:table-cell table:style-name="ce5" office:value-type="float" office:value="42147">
            <text:p>42147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<text:a xlink:href="https://projecteuler.net/problem=53">Combinatoric selections</text:a></text:p>
          </table:table-cell>
          <table:table-cell table:style-name="ce5" office:value-type="float" office:value="42806">
            <text:p>4280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<text:a xlink:href="https://projecteuler.net/problem=46">Goldbach's other conjecture</text:a></text:p>
          </table:table-cell>
          <table:table-cell table:style-name="ce5" office:value-type="float" office:value="43277">
            <text:p>4327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<text:a xlink:href="https://projecteuler.net/problem=50">Consecutive prime sum</text:a></text:p>
          </table:table-cell>
          <table:table-cell table:style-name="ce5" office:value-type="float" office:value="44005">
            <text:p>4400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<text:a xlink:href="https://projecteuler.net/problem=38">Pandigital multiples</text:a></text:p>
          </table:table-cell>
          <table:table-cell table:style-name="ce5" office:value-type="float" office:value="44920">
            <text:p>4492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<text:a xlink:href="https://projecteuler.net/problem=52">Permuted multiples</text:a></text:p>
          </table:table-cell>
          <table:table-cell table:style-name="ce5" office:value-type="float" office:value="47358">
            <text:p>47358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<text:a xlink:href="https://projecteuler.net/problem=41">Pandigital prime</text:a></text:p>
          </table:table-cell>
          <table:table-cell table:style-name="ce5" office:value-type="float" office:value="48605">
            <text:p>4860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s://projecteuler.net/problem=32">Pandigital products</text:a></text:p>
          </table:table-cell>
          <table:table-cell table:style-name="ce5" office:value-type="float" office:value="50557">
            <text:p>5055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<text:a xlink:href="https://projecteuler.net/problem=33">Digit cancelling fractions</text:a></text:p>
          </table:table-cell>
          <table:table-cell table:style-name="ce5" office:value-type="float" office:value="51435">
            <text:p>5143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<text:a xlink:href="https://projecteuler.net/problem=45">Triangular, pentagonal, and hexagonal</text:a></text:p>
          </table:table-cell>
          <table:table-cell table:style-name="ce5" office:value-type="float" office:value="51476">
            <text:p>51476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<text:a xlink:href="https://projecteuler.net/problem=39">Integer right triangles</text:a></text:p>
          </table:table-cell>
          <table:table-cell table:style-name="ce5" office:value-type="float" office:value="52105">
            <text:p>5210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<text:a xlink:href="https://projecteuler.net/problem=37">Truncatable primes</text:a></text:p>
          </table:table-cell>
          <table:table-cell table:style-name="ce5" office:value-type="float" office:value="52764">
            <text:p>52764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<text:a xlink:href="https://projecteuler.net/problem=42">Coded triangle numbers</text:a></text:p>
          </table:table-cell>
          <table:table-cell table:style-name="ce5" office:value-type="float" office:value="54187">
            <text:p>5418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<text:a xlink:href="https://projecteuler.net/problem=40">Champernowne's constant</text:a></text:p>
          </table:table-cell>
          <table:table-cell table:style-name="ce5" office:value-type="float" office:value="57703">
            <text:p>5770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s://projecteuler.net/problem=26">Reciprocal cycles</text:a></text:p>
          </table:table-cell>
          <table:table-cell table:style-name="ce5" office:value-type="float" office:value="59488">
            <text:p>59488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<text:a xlink:href="https://projecteuler.net/problem=31">Coin sums</text:a></text:p>
          </table:table-cell>
          <table:table-cell table:style-name="ce5" office:value-type="float" office:value="59601">
            <text:p>59601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<text:a xlink:href="https://projecteuler.net/problem=35">Circular primes</text:a></text:p>
          </table:table-cell>
          <table:table-cell table:style-name="ce5" office:value-type="float" office:value="61349">
            <text:p>61349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s://projecteuler.net/problem=27">Quadratic primes</text:a></text:p>
          </table:table-cell>
          <table:table-cell table:style-name="ce5" office:value-type="float" office:value="62266">
            <text:p>62266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<text:a xlink:href="https://projecteuler.net/problem=36">Double-base palindromes</text:a></text:p>
          </table:table-cell>
          <table:table-cell table:style-name="ce5" office:value-type="float" office:value="64667">
            <text:p>6466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<text:a xlink:href="https://projecteuler.net/problem=34">Digit factorials</text:a></text:p>
          </table:table-cell>
          <table:table-cell table:style-name="ce5" office:value-type="float" office:value="67721">
            <text:p>67721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<text:a xlink:href="https://projecteuler.net/problem=67">Maximum path sum II</text:a></text:p>
          </table:table-cell>
          <table:table-cell table:style-name="ce5" office:value-type="float" office:value="71277">
            <text:p>7127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s://projecteuler.net/problem=23">Non-abundant sums</text:a></text:p>
          </table:table-cell>
          <table:table-cell table:style-name="ce5" office:value-type="float" office:value="73396">
            <text:p>73396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https://projecteuler.net/problem=29">Distinct powers</text:a></text:p>
          </table:table-cell>
          <table:table-cell table:style-name="ce5" office:value-type="float" office:value="74661">
            <text:p>7466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<text:a xlink:href="https://projecteuler.net/problem=30">Digit fifth powers</text:a></text:p>
          </table:table-cell>
          <table:table-cell table:style-name="ce5" office:value-type="float" office:value="78457">
            <text:p>78457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a xlink:href="https://projecteuler.net/problem=28">Number spiral diagonals</text:a></text:p>
          </table:table-cell>
          <table:table-cell table:style-name="ce5" office:value-type="float" office:value="79191">
            <text:p>7919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s://projecteuler.net/problem=24">Lexicographic permutations</text:a></text:p>
          </table:table-cell>
          <table:table-cell table:style-name="ce5" office:value-type="float" office:value="82241">
            <text:p>82241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<text:a xlink:href="https://projecteuler.net/problem=48">Self powers</text:a></text:p>
          </table:table-cell>
          <table:table-cell table:style-name="ce5" office:value-type="float" office:value="83272">
            <text:p>8327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s://projecteuler.net/problem=22">Names scores</text:a></text:p>
          </table:table-cell>
          <table:table-cell table:style-name="ce5" office:value-type="float" office:value="95958">
            <text:p>9595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s://projecteuler.net/problem=19">Counting Sundays</text:a></text:p>
          </table:table-cell>
          <table:table-cell table:style-name="ce5" office:value-type="float" office:value="96230">
            <text:p>9623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s://projecteuler.net/problem=21">Amicable numbers</text:a></text:p>
          </table:table-cell>
          <table:table-cell table:style-name="ce5" office:value-type="float" office:value="103561">
            <text:p>10356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s://projecteuler.net/problem=18">Maximum path sum I</text:a></text:p>
          </table:table-cell>
          <table:table-cell table:style-name="ce5" office:value-type="float" office:value="103857">
            <text:p>10385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s://projecteuler.net/problem=17">Number letter counts</text:a></text:p>
          </table:table-cell>
          <table:table-cell table:style-name="ce5" office:value-type="float" office:value="107527">
            <text:p>10752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s://projecteuler.net/problem=25">1000-digit Fibonacci number</text:a></text:p>
          </table:table-cell>
          <table:table-cell table:style-name="ce5" office:value-type="float" office:value="111161">
            <text:p>11116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s://projecteuler.net/problem=15">Lattice paths</text:a></text:p>
          </table:table-cell>
          <table:table-cell table:style-name="ce5" office:value-type="float" office:value="131273">
            <text:p>13127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s://projecteuler.net/problem=20">Factorial digit sum</text:a></text:p>
          </table:table-cell>
          <table:table-cell table:style-name="ce5" office:value-type="float" office:value="143066">
            <text:p>14306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s://projecteuler.net/problem=12">Highly divisible triangular number</text:a></text:p>
          </table:table-cell>
          <table:table-cell table:style-name="ce5" office:value-type="float" office:value="153554">
            <text:p>15355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s://projecteuler.net/problem=14">Longest Collatz sequence</text:a></text:p>
          </table:table-cell>
          <table:table-cell table:style-name="ce5" office:value-type="float" office:value="158219">
            <text:p>15821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s://projecteuler.net/problem=13">Large sum</text:a></text:p>
          </table:table-cell>
          <table:table-cell table:style-name="ce5" office:value-type="float" office:value="159565">
            <text:p>15956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s://projecteuler.net/problem=16">Power digit sum</text:a></text:p>
          </table:table-cell>
          <table:table-cell table:style-name="ce5" office:value-type="float" office:value="161377">
            <text:p>16137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s://projecteuler.net/problem=11">Largest product in a grid</text:a></text:p>
          </table:table-cell>
          <table:table-cell table:style-name="ce5" office:value-type="float" office:value="165771">
            <text:p>16577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s://projecteuler.net/problem=10">Summation of primes</text:a></text:p>
          </table:table-cell>
          <table:table-cell table:style-name="ce5" office:value-type="float" office:value="226354">
            <text:p>22635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s://projecteuler.net/problem=8">Largest product in a series</text:a></text:p>
          </table:table-cell>
          <table:table-cell table:style-name="ce5" office:value-type="float" office:value="245159">
            <text:p>245159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s://projecteuler.net/problem=9">Special Pythagorean triplet</text:a></text:p>
          </table:table-cell>
          <table:table-cell table:style-name="ce5" office:value-type="float" office:value="246354">
            <text:p>24635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s://projecteuler.net/problem=7">10001st prime</text:a></text:p>
          </table:table-cell>
          <table:table-cell table:style-name="ce5" office:value-type="float" office:value="287368">
            <text:p>28736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s://projecteuler.net/problem=4">Largest palindrome product</text:a></text:p>
          </table:table-cell>
          <table:table-cell table:style-name="ce5" office:value-type="float" office:value="322902">
            <text:p>32290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s://projecteuler.net/problem=5">Smallest multiple</text:a></text:p>
          </table:table-cell>
          <table:table-cell table:style-name="ce5" office:value-type="float" office:value="333491">
            <text:p>33349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s://projecteuler.net/problem=6">Sum square difference</text:a></text:p>
          </table:table-cell>
          <table:table-cell table:style-name="ce5" office:value-type="float" office:value="335374">
            <text:p>33537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s://projecteuler.net/problem=3">Largest prime factor</text:a></text:p>
          </table:table-cell>
          <table:table-cell table:style-name="ce5" office:value-type="float" office:value="360433">
            <text:p>36043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s://projecteuler.net/problem=2">Even Fibonacci numbers</text:a></text:p>
          </table:table-cell>
          <table:table-cell table:style-name="ce5" office:value-type="float" office:value="500668">
            <text:p>50066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s://projecteuler.net/problem=1">Multiples of 3 and 5</text:a></text:p>
          </table:table-cell>
          <table:table-cell table:style-name="ce5" office:value-type="float" office:value="617305">
            <text:p>617305</text:p>
          </table:table-cell>
        </table:table-row>
        <table:table-row table:style-name="ro2">
          <table:table-cell table:style-name="ce3" table:number-columns-repeated="3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Лист1.A1:Лист1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2.12.2016</text:date>, <text:time>01:37:3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20:51:43.54</meta:creation-date>
    <dc:date>2016-12-02T01:37:33.48</dc:date>
    <meta:editing-duration>PT4H30M39S</meta:editing-duration>
    <meta:editing-cycles>1</meta:editing-cycles>
    <meta:document-statistic meta:table-count="3" meta:cell-count="1707" meta:object-count="0"/>
    <meta:generator>OpenOffice/4.1.1$Win32 OpenOffice.org_project/411m6$Build-9775</meta:generator>
  </office:meta>
</office:document-meta>
</file>